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94.6mm"/>
    </style:style>
    <style:style style:name="co4" style:family="table-column">
      <style:table-column-properties fo:break-before="auto" style:column-width="66.6mm"/>
    </style:style>
    <style:style style:name="co5" style:family="table-column">
      <style:table-column-properties fo:break-before="auto" style:column-width="67.45mm"/>
    </style:style>
    <style:style style:name="co6" style:family="table-column">
      <style:table-column-properties fo:break-before="auto" style:column-width="47.8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65.9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65.67mm"/>
    </style:style>
    <style:style style:name="co11" style:family="table-column">
      <style:table-column-properties fo:break-before="auto" style:column-width="71.76mm"/>
    </style:style>
    <style:style style:name="co12" style:family="table-column">
      <style:table-column-properties fo:break-before="auto" style:column-width="23.79mm"/>
    </style:style>
    <style:style style:name="co13" style:family="table-column">
      <style:table-column-properties fo:break-before="auto" style:column-width="13.04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6.42mm"/>
    </style:style>
    <style:style style:name="co17" style:family="table-column">
      <style:table-column-properties fo:break-before="auto" style:column-width="13.65mm"/>
    </style:style>
    <style:style style:name="co18" style:family="table-column">
      <style:table-column-properties fo:break-before="auto" style:column-width="28.93mm"/>
    </style:style>
    <style:style style:name="co19" style:family="table-column">
      <style:table-column-properties fo:break-before="auto" style:column-width="14.8mm"/>
    </style:style>
    <style:style style:name="co20" style:family="table-column">
      <style:table-column-properties fo:break-before="auto" style:column-width="35.88mm"/>
    </style:style>
    <style:style style:name="co21" style:family="table-column">
      <style:table-column-properties fo:break-before="auto" style:column-width="21.94mm"/>
    </style:style>
    <style:style style:name="co22" style:family="table-column">
      <style:table-column-properties fo:break-before="auto" style:column-width="31.4mm"/>
    </style:style>
    <style:style style:name="co23" style:family="table-column">
      <style:table-column-properties fo:break-before="auto" style:column-width="9.05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4.89mm"/>
    </style:style>
    <style:style style:name="co26" style:family="table-column">
      <style:table-column-properties fo:break-before="auto" style:column-width="22.26mm"/>
    </style:style>
    <style:style style:name="co27" style:family="table-column">
      <style:table-column-properties fo:break-before="auto" style:column-width="21.13mm"/>
    </style:style>
    <style:style style:name="co28" style:family="table-column">
      <style:table-column-properties fo:break-before="auto" style:column-width="20.5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77mm" fo:break-before="auto" style:use-optimal-row-height="true"/>
    </style:style>
    <style:style style:name="ro3" style:family="table-row">
      <style:table-row-properties style:row-height="25.96mm" fo:break-before="auto" style:use-optimal-row-height="false"/>
    </style:style>
    <style:style style:name="ro4" style:family="table-row">
      <style:table-row-properties style:row-height="21.85mm" fo:break-before="auto" style:use-optimal-row-height="false"/>
    </style:style>
    <style:style style:name="ro5" style:family="table-row">
      <style:table-row-properties style:row-height="11.94mm" fo:break-before="auto" style:use-optimal-row-height="true"/>
    </style:style>
    <style:style style:name="ro6" style:family="table-row">
      <style:table-row-properties style:row-height="26.93mm" fo:break-before="auto" style:use-optimal-row-height="false"/>
    </style:style>
    <style:style style:name="ro7" style:family="table-row">
      <style:table-row-properties style:row-height="21.91mm" fo:break-before="auto" style:use-optimal-row-height="false"/>
    </style:style>
    <style:style style:name="ro8" style:family="table-row">
      <style:table-row-properties style:row-height="26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1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22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9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style:cell-protect="hidden-and-protected" style:print-content="true"/>
    </style:style>
    <style:style style:name="ce8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4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EKjCcYoHZJ+Vs5WQFh9ghXjGQ7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5" form:id="control5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6" draw:name="Image 1" draw:style-name="gr1" draw:text-style-name="P1" svg:width="158.58mm" svg:height="17.45mm" svg:x="0mm" svg:y="66.17mm">
            <draw:image xlink:href="Pictures/10000000000002400000004202A8EFAE04BCB5E7.png" xlink:type="simple" xlink:show="embed" xlink:actuate="onLoad">
              <text:p/>
            </draw:image>
          </draw:frame>
          <draw:line draw:z-index="7" draw:style-name="gr2" draw:text-style-name="P2" svg:x1="20.15mm" svg:y1="80.91mm" svg:x2="35.15mm" svg:y2="85.89mm">
            <text:p/>
          </draw:line>
        </table:shapes>
        <table:table-column table:style-name="co1" table:number-columns-repeated="1024" table:default-cell-style-name="ce118"/>
        <table:table-row table:style-name="ro1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1">
          <table:table-cell>
            <draw:control table:end-cell-address="Aide.B3" table:end-x="12.52mm" table:end-y="4.42mm" draw:z-index="0" draw:style-name="gr3" draw:text-style-name="P3" svg:width="35.11mm" svg:height="9.16mm" svg:x="0mm" svg:y="0.55mm" draw:control="control1"/>
            <draw:control table:end-cell-address="Aide.B3" table:end-x="12.52mm" table:end-y="4.42mm" draw:z-index="2" draw:style-name="gr3" draw:text-style-name="P3" svg:width="35.11mm" svg:height="9.16mm" svg:x="0mm" svg:y="0.55mm" draw:control="control3"/>
            <draw:control table:end-cell-address="Aide.B3" table:end-x="12.52mm" table:end-y="4.42mm" draw:z-index="4" draw:style-name="gr3" draw:text-style-name="P3" svg:width="35.11mm" svg:height="9.16mm" svg:x="0mm" svg:y="0.55mm" draw:control="control5"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1">
          <table:table-cell table:style-name="ce22">
            <draw:control table:end-cell-address="Aide.B7" table:end-x="12.18mm" table:end-y="3.25mm" draw:z-index="1" draw:style-name="gr3" draw:text-style-name="P3" svg:width="34.77mm" svg:height="10.14mm" svg:x="0mm" svg:y="3.7mm" draw:control="control2"/>
            <draw:control table:end-cell-address="Aide.B7" table:end-x="12.18mm" table:end-y="3.25mm" draw:z-index="3" draw:style-name="gr3" draw:text-style-name="P3" svg:width="34.77mm" svg:height="10.14mm" svg:x="0mm" svg:y="3.7mm" draw:control="control4"/>
            <draw:control table:end-cell-address="Aide.B7" table:end-x="12.18mm" table:end-y="3.25mm" draw:z-index="5" draw:style-name="gr3" draw:text-style-name="P3" svg:width="34.77mm" svg:height="10.14mm" svg:x="0mm" svg:y="3.7mm" draw:control="control6"/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19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2">
          <table:table-cell office:value-type="string" calcext:value-type="string">
            <text:p>Sélectionner <text:span text:style-name="T4">É</text:span><text:span text:style-name="T5">b</text:span><text:span text:style-name="T4">auche de formulaire</text:span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veau 1" table:style-name="ta1" table:protected="true" table:protection-key="EKjCcYoHZJ+Vs5WQFh9ghXjGQ7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Vrai ou Faux" form:control-implementation="ooo:com.sun.star.form.component.CheckBox" xml:id="control7" form:id="control7" form:label="Vrai ou Faux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48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13"/>
        <table:table-column table:style-name="co6" table:default-cell-style-name="ce13"/>
        <table:table-column table:style-name="co1" table:number-columns-repeated="1018" table:default-cell-style-name="ce13"/>
        <table:table-row table:style-name="ro3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52"/>
          <table:covered-table-cell table:style-name="ce9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4">
          <table:table-cell table:style-name="ce9" office:value-type="string" calcext:value-type="string">
            <text:p>N°</text:p>
          </table:table-cell>
          <table:table-cell table:style-name="ce52" office:value-type="string" calcext:value-type="string">
            <text:p>Équation</text:p>
          </table:table-cell>
          <table:table-cell table:style-name="ce9" office:value-type="string" calcext:value-type="string">
            <text:p>Vrai ou Faux</text:p>
          </table:table-cell>
          <table:table-cell table:style-name="ce9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4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4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5">
          <table:table-cell table:style-name="ce22"/>
          <table:table-cell table:style-name="Default"/>
          <table:covered-table-cell table:style-name="ce22"/>
          <table:covered-table-cell table:style-name="Default"/>
          <table:table-cell table:number-columns-repeated="1019"/>
        </table:table-row>
        <table:table-row table:style-name="ro5">
          <table:table-cell table:style-name="ce22"/>
          <table:table-cell table:style-name="Default" table:number-columns-repeated="2"/>
          <table:table-cell table:number-columns-repeated="1020"/>
        </table:table-row>
        <table:table-row table:style-name="ro5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5">
          <table:table-cell table:style-name="ce5"/>
          <table:table-cell table:style-name="Default"/>
          <table:table-cell table:number-columns-repeated="1021"/>
        </table:table-row>
        <table:table-row table:style-name="ro5" table:number-rows-repeated="2"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41"/>
          <table:table-cell table:style-name="ce5"/>
          <table:table-cell table:number-columns-repeated="1021"/>
        </table:table-row>
        <table:table-row table:style-name="ro5" table:number-rows-repeated="3">
          <table:table-cell table:style-name="ce5" table:number-columns-repeated="2"/>
          <table:table-cell table:number-columns-repeated="1021"/>
        </table:table-row>
        <table:table-row table:style-name="ro5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5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5" table:number-rows-repeated="104850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Niveau 2" table:style-name="ta1" table:protected="true" table:protection-key="EKjCcYoHZJ+Vs5WQFh9ghXjGQ7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Vrai ou Faux" form:control-implementation="ooo:com.sun.star.form.component.CheckBox" xml:id="control9" form:id="control9" form:label="Vrai ou Faux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4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7" table:default-cell-style-name="ce7"/>
        <table:table-column table:style-name="co3" table:default-cell-style-name="ce13"/>
        <table:table-column table:style-name="co8" table:default-cell-style-name="ce7"/>
        <table:table-column table:style-name="co8" table:default-cell-style-name="ce13"/>
        <table:table-column table:style-name="co6" table:default-cell-style-name="ce13"/>
        <table:table-column table:style-name="co1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52"/>
          <table:covered-table-cell table:style-name="ce9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9" office:value-type="string" calcext:value-type="string">
            <text:p>N°</text:p>
          </table:table-cell>
          <table:table-cell table:style-name="ce52" office:value-type="string" calcext:value-type="string">
            <text:p>Équation</text:p>
          </table:table-cell>
          <table:table-cell table:style-name="ce9" office:value-type="string" calcext:value-type="string">
            <text:p>Vrai ou Faux</text:p>
          </table:table-cell>
          <table:table-cell table:style-name="ce9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5">
          <table:table-cell table:style-name="ce22"/>
          <table:table-cell table:style-name="Default"/>
          <table:covered-table-cell table:style-name="ce22"/>
          <table:covered-table-cell table:style-name="Default"/>
          <table:table-cell table:number-columns-repeated="1019"/>
        </table:table-row>
        <table:table-row table:style-name="ro5">
          <table:table-cell table:style-name="ce22"/>
          <table:table-cell table:style-name="Default" table:number-columns-repeated="2"/>
          <table:table-cell table:number-columns-repeated="1020"/>
        </table:table-row>
        <table:table-row table:style-name="ro5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5">
          <table:table-cell table:style-name="ce5"/>
          <table:table-cell table:style-name="Default"/>
          <table:table-cell table:number-columns-repeated="1021"/>
        </table:table-row>
        <table:table-row table:style-name="ro5" table:number-rows-repeated="5">
          <table:table-cell table:style-name="ce5" table:number-columns-repeated="2"/>
          <table:table-cell table:number-columns-repeated="1021"/>
        </table:table-row>
        <table:table-row table:style-name="ro5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5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5" table:number-rows-repeated="104850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Niveau 3" table:style-name="ta1" table:protected="true" table:protection-key="EKjCcYoHZJ+Vs5WQFh9ghXjGQ7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Vrai ou Faux" form:control-implementation="ooo:com.sun.star.form.component.CheckBox" xml:id="control12" form:id="control12" form:label="Vrai ou Faux" form:linked-cell="'Niveau 3'.E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57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9" table:default-cell-style-name="ce7"/>
        <table:table-column table:style-name="co3" table:default-cell-style-name="ce13"/>
        <table:table-column table:style-name="co10" table:default-cell-style-name="ce7"/>
        <table:table-column table:style-name="co11" table:default-cell-style-name="ce13"/>
        <table:table-column table:style-name="co6" table:default-cell-style-name="ce13"/>
        <table:table-column table:style-name="co1" table:number-columns-repeated="1018" table:default-cell-style-name="ce13"/>
        <table:table-row table:style-name="ro8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52"/>
          <table:covered-table-cell table:style-name="ce9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9" office:value-type="string" calcext:value-type="string">
            <text:p>N°</text:p>
          </table:table-cell>
          <table:table-cell table:style-name="ce52" office:value-type="string" calcext:value-type="string">
            <text:p>Équation</text:p>
          </table:table-cell>
          <table:table-cell table:style-name="ce9" office:value-type="string" calcext:value-type="string">
            <text:p>Vrai ou Faux</text:p>
          </table:table-cell>
          <table:table-cell table:style-name="ce9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 office:value-type="string" office:string-value="FAUX" calcext:value-type="string">
            <text:p>FAUX</text:p>
          </table:table-cell>
          <table:table-cell table:style-name="ce53" table:formula="of:=IF(AND([.$E$24];[.$F$24]);[Données.K32];&quot;&quot;)" office:value-type="string" office:string-value="y=x/2-2" calcext:value-type="string">
            <text:p>y=x/2-2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 office:value-type="string" office:string-value="FAUX" calcext:value-type="string">
            <text:p>FAUX</text:p>
          </table:table-cell>
          <table:table-cell table:style-name="ce10" table:formula="of:=IF(AND([.$E$24];[.$F$24]);[Données.K33];&quot;&quot;)" office:value-type="string" office:string-value="y=-8x/11+5" calcext:value-type="string">
            <text:p>y=-8x/11+5</text:p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 office:value-type="string" office:string-value="FAUX" calcext:value-type="string">
            <text:p>FAUX</text:p>
          </table:table-cell>
          <table:table-cell table:style-name="ce54" table:formula="of:=IF(AND([.$E$24];[.$F$24]);[Données.K34];&quot;&quot;)" office:value-type="string" office:string-value="y=-3x/10+12" calcext:value-type="string">
            <text:p>y=-3x/10+12</text:p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 office:value-type="string" office:string-value="FAUX" calcext:value-type="string">
            <text:p>FAUX</text:p>
          </table:table-cell>
          <table:table-cell table:style-name="ce18" table:formula="of:=IF(AND([.$E$24];[.$F$24]);[Données.K35];&quot;&quot;)" office:value-type="string" office:string-value="y=3x/4-3/2" calcext:value-type="string">
            <text:p>y=3x/4-3/2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 office:value-type="string" office:string-value="FAUX" calcext:value-type="string">
            <text:p>FAUX</text:p>
          </table:table-cell>
          <table:table-cell table:style-name="ce58" table:formula="of:=IF(AND([.$E$24];[.$F$24]);[Données.K36];&quot;&quot;)" office:value-type="string" office:string-value="y=x+11" calcext:value-type="string">
            <text:p>y=x+11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5">
          <table:table-cell table:style-name="ce5" table:number-columns-repeated="2"/>
          <table:table-cell table:style-name="ce11" table:formula="of:=IF([.$E$24];20/COUNT([.A$1:.A$1048576])*COUNTIF([.C$1:.C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5">
          <table:table-cell table:style-name="ce22"/>
          <table:table-cell table:style-name="Default"/>
          <table:covered-table-cell table:style-name="ce22"/>
          <table:covered-table-cell table:style-name="Default"/>
          <table:table-cell table:number-columns-repeated="1019"/>
        </table:table-row>
        <table:table-row table:style-name="ro5">
          <table:table-cell table:style-name="ce22"/>
          <table:table-cell table:style-name="Default" table:number-columns-repeated="2"/>
          <table:table-cell table:number-columns-repeated="1020"/>
        </table:table-row>
        <table:table-row table:style-name="ro5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5">
          <table:table-cell table:style-name="ce5"/>
          <table:table-cell table:style-name="Default"/>
          <table:table-cell table:number-columns-repeated="1021"/>
        </table:table-row>
        <table:table-row table:style-name="ro5" table:number-rows-repeated="5">
          <table:table-cell table:style-name="ce5" table:number-columns-repeated="2"/>
          <table:table-cell table:number-columns-repeated="1021"/>
        </table:table-row>
        <table:table-row table:style-name="ro5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5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5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5" table:number-rows-repeated="104850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Données" table:style-name="ta1" table:protected="true" table:protection-key="EKjCcYoHZJ+Vs5WQFh9ghXjGQ7o=" table:protection-key-digest-algorithm="http://www.w3.org/2000/09/xmldsig#sha1">
        <loext:table-protection loext:select-protected-cells="true" loext:select-unprotected-cells="true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default-cell-style-name="ce98"/>
        <table:table-column table:style-name="co21" table:default-cell-style-name="ce98"/>
        <table:table-column table:style-name="co22" table:default-cell-style-name="ce98"/>
        <table:table-column table:style-name="co23" table:number-columns-repeated="3" table:default-cell-style-name="ce98"/>
        <table:table-column table:style-name="co17" table:default-cell-style-name="ce98"/>
        <table:table-column table:style-name="co24" table:number-columns-repeated="2" table:default-cell-style-name="ce98"/>
        <table:table-column table:style-name="co16" table:default-cell-style-name="ce98"/>
        <table:table-column table:style-name="co25" table:default-cell-style-name="ce98"/>
        <table:table-column table:style-name="co26" table:default-cell-style-name="ce98"/>
        <table:table-column table:style-name="co27" table:default-cell-style-name="ce98"/>
        <table:table-column table:style-name="co28" table:default-cell-style-name="ce98"/>
        <table:table-column table:style-name="co1" table:number-columns-repeated="992" table:default-cell-style-name="ce98"/>
        <table:table-column table:style-name="co1" table:number-columns-repeated="10" table:default-cell-style-name="ce113"/>
        <table:table-row table:style-name="ro5">
          <table:table-cell table:style-name="ce92" office:value-type="string" calcext:value-type="string" table:number-columns-spanned="18" table:number-rows-spanned="1">
            <text:p>KELLER Stéphane Lycée agricole Louis Pasteur</text:p>
          </table:table-cell>
          <table:covered-table-cell table:style-name="ce92"/>
          <table:covered-table-cell table:number-columns-repeated="4" table:style-name="ce72"/>
          <table:covered-table-cell table:style-name="ce81"/>
          <table:covered-table-cell table:number-columns-repeated="3"/>
          <table:covered-table-cell table:style-name="ce113"/>
          <table:covered-table-cell table:style-name="Default"/>
          <table:covered-table-cell table:style-name="ce87"/>
          <table:covered-table-cell table:style-name="ce113"/>
          <table:covered-table-cell table:number-columns-repeated="4"/>
          <table:table-cell table:number-columns-repeated="1004"/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Aléatoire a</text:p>
          </table:table-cell>
          <table:table-cell table:style-name="ce93" office:value-type="string" calcext:value-type="string">
            <text:p>Rang</text:p>
          </table:table-cell>
          <table:table-cell table:style-name="ce93" office:value-type="string" calcext:value-type="string">
            <text:p>Variable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Signe</text:p>
          </table:table-cell>
          <table:table-cell table:style-name="ce93" office:value-type="string" calcext:value-type="string">
            <text:p>Concaténation</text:p>
          </table:table-cell>
          <table:table-cell table:style-name="ce93" office:value-type="string" calcext:value-type="string">
            <text:p>Choix</text:p>
          </table:table-cell>
          <table:table-cell table:style-name="ce93" office:value-type="string" calcext:value-type="string">
            <text:p>Équa niv1</text:p>
          </table:table-cell>
          <table:table-cell table:style-name="ce37" table:number-columns-repeated="2"/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 table:style-name="ce42" office:value-type="string" calcext:value-type="string">
            <text:p>Xmin</text:p>
          </table:table-cell>
          <table:table-cell table:style-name="ce42" office:value-type="float" office:value="-11" calcext:value-type="float">
            <text:p>-11</text:p>
          </table:table-cell>
          <table:table-cell table:number-columns-repeated="996"/>
          <table:table-cell table:style-name="ce98" table:number-columns-repeated="3"/>
          <table:table-cell table:number-columns-repeated="6"/>
          <table:table-cell table:style-name="Default"/>
        </table:table-row>
        <table:table-row table:style-name="ro1">
          <table:table-cell table:style-name="ce23" table:formula="of:=RANDBETWEEN(1;1000000)" office:value-type="float" office:value="122388" calcext:value-type="float">
            <text:p>12238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RANDBETWEEN(-10;-1)" office:value-type="float" office:value="-4" calcext:value-type="float">
            <text:p>-4</text:p>
          </table:table-cell>
          <table:table-cell table:style-name="ce23" table:number-columns-repeated="2"/>
          <table:table-cell table:style-name="ce23" table:formula="of:=CONCATENATE([.C3];[.D3])" office:value-type="string" office:string-value="x=-4" calcext:value-type="string">
            <text:p>x=-4</text:p>
          </table:table-cell>
          <table:table-cell table:style-name="ce23" table:formula="of:=RANK([.A3];[.$A$3:.$A$12];0)" office:value-type="float" office:value="9" calcext:value-type="float">
            <text:p>9</text:p>
          </table:table-cell>
          <table:table-cell table:style-name="ce23" table:formula="of:=INDEX([.$G$3:.$G$12];[.H3])" office:value-type="string" office:string-value="y=4x+7" calcext:value-type="string">
            <text:p>y=4x+7</text:p>
          </table:table-cell>
          <table:table-cell table:style-name="ce38" table:number-columns-repeated="2"/>
          <table:table-cell/>
          <table:table-cell table:style-name="ce40" table:formula="of:=IF([.H3]=1;[.$D$3];IF([.H3]=2;[.$D$4];[.$R$2]))" office:value-type="float" office:value="-11" calcext:value-type="float">
            <text:p>-11</text:p>
          </table:table-cell>
          <table:table-cell table:style-name="ce40" table:formula="of:=IF([.H3]=1;[.$D$3];IF([.H3]=2;[.$D$4];[.$R$3]))" office:value-type="float" office:value="11" calcext:value-type="float">
            <text:p>11</text:p>
          </table:table-cell>
          <table:table-cell table:style-name="ce40" table:formula="of:=IF([.H3]=1;[.$R$4];IF([.H3]=2;[.$R$4];INDEX([.$D$3:.$D$12];[.H3])*[.M3]+INDEX([.$E$3:.$E$12];[.H3])))" office:value-type="float" office:value="-37" calcext:value-type="float">
            <text:p>-37</text:p>
          </table:table-cell>
          <table:table-cell table:style-name="ce40" table:formula="of:=IF([.H3]=1;[.$R$5];IF([.H3]=2;[.$R$5];INDEX([.$D$3:.$D$12];[.H3])*[.N3]+INDEX([.$E$3:.$E$12];[.H3])))" office:value-type="float" office:value="51" calcext:value-type="float">
            <text:p>51</text:p>
          </table:table-cell>
          <table:table-cell table:style-name="ce24" office:value-type="string" calcext:value-type="string">
            <text:p>Xmax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96"/>
          <table:table-cell table:style-name="ce98" table:number-columns-repeated="3"/>
          <table:table-cell table:number-columns-repeated="6"/>
          <table:table-cell table:style-name="Default"/>
        </table:table-row>
        <table:table-row table:style-name="ro1">
          <table:table-cell table:style-name="ce23" table:formula="of:=RANDBETWEEN(1;1000000)" office:value-type="float" office:value="843792" calcext:value-type="float">
            <text:p>84379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RANDBETWEEN(1;10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NCATENATE([.C4];[.D4])" office:value-type="string" office:string-value="x=6" calcext:value-type="string">
            <text:p>x=6</text:p>
          </table:table-cell>
          <table:table-cell table:style-name="ce23" table:formula="of:=RANK([.A4];[.$A$3:.$A$12];0)" office:value-type="float" office:value="3" calcext:value-type="float">
            <text:p>3</text:p>
          </table:table-cell>
          <table:table-cell table:style-name="ce23" table:formula="of:=INDEX([.$G$3:.$G$12];[.H4])" office:value-type="string" office:string-value="y=-1" calcext:value-type="string">
            <text:p>y=-1</text:p>
          </table:table-cell>
          <table:table-cell table:style-name="ce38" table:number-columns-repeated="2"/>
          <table:table-cell/>
          <table:table-cell table:style-name="ce40" table:formula="of:=IF([.H4]=1;[.$D$3];IF([.H4]=2;[.$D$4];[.$R$2]))" office:value-type="float" office:value="-11" calcext:value-type="float">
            <text:p>-11</text:p>
          </table:table-cell>
          <table:table-cell table:style-name="ce40" table:formula="of:=IF([.H4]=1;[.$D$3];IF([.H4]=2;[.$D$4];[.$R$3]))" office:value-type="float" office:value="11" calcext:value-type="float">
            <text:p>11</text:p>
          </table:table-cell>
          <table:table-cell table:style-name="ce40" table:formula="of:=IF([.H4]=1;[.$R$4];IF([.H4]=2;[.$R$4];INDEX([.$D$3:.$D$12];[.H4])*[.M4]+INDEX([.$E$3:.$E$12];[.H4])))" office:value-type="float" office:value="-1" calcext:value-type="float">
            <text:p>-1</text:p>
          </table:table-cell>
          <table:table-cell table:style-name="ce40" table:formula="of:=IF([.H4]=1;[.$R$5];IF([.H4]=2;[.$R$5];INDEX([.$D$3:.$D$12];[.H4])*[.N4]+INDEX([.$E$3:.$E$12];[.H4])))" office:value-type="float" office:value="-1" calcext:value-type="float">
            <text:p>-1</text:p>
          </table:table-cell>
          <table:table-cell table:style-name="ce24" office:value-type="string" calcext:value-type="string">
            <text:p>Ymin</text:p>
          </table:table-cell>
          <table:table-cell table:style-name="ce24" office:value-type="float" office:value="-11" calcext:value-type="float">
            <text:p>-11</text:p>
          </table:table-cell>
          <table:table-cell table:number-columns-repeated="996"/>
          <table:table-cell table:style-name="ce98" table:number-columns-repeated="3"/>
          <table:table-cell table:number-columns-repeated="6"/>
          <table:table-cell table:style-name="Default"/>
        </table:table-row>
        <table:table-row table:style-name="ro1">
          <table:table-cell table:style-name="ce23" table:formula="of:=RANDBETWEEN(1;1000000)" office:value-type="float" office:value="364827" calcext:value-type="float">
            <text:p>36482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RANDBETWEEN(-10;-1)" office:value-type="float" office:value="-1" calcext:value-type="float">
            <text:p>-1</text:p>
          </table:table-cell>
          <table:table-cell table:style-name="ce23"/>
          <table:table-cell table:style-name="ce23" table:formula="of:=CONCATENATE([.C5];[.E5])" office:value-type="string" office:string-value="y=-1" calcext:value-type="string">
            <text:p>y=-1</text:p>
          </table:table-cell>
          <table:table-cell table:style-name="ce23" table:formula="of:=RANK([.A5];[.$A$3:.$A$12];0)" office:value-type="float" office:value="7" calcext:value-type="float">
            <text:p>7</text:p>
          </table:table-cell>
          <table:table-cell table:style-name="ce23" table:formula="of:=INDEX([.$G$3:.$G$12];[.H5])" office:value-type="string" office:string-value="y=-2x-1" calcext:value-type="string">
            <text:p>y=-2x-1</text:p>
          </table:table-cell>
          <table:table-cell table:style-name="ce38" table:number-columns-repeated="2"/>
          <table:table-cell/>
          <table:table-cell table:style-name="ce40" table:formula="of:=IF([.H5]=1;[.$D$3];IF([.H5]=2;[.$D$4];[.$R$2]))" office:value-type="float" office:value="-11" calcext:value-type="float">
            <text:p>-11</text:p>
          </table:table-cell>
          <table:table-cell table:style-name="ce40" table:formula="of:=IF([.H5]=1;[.$D$3];IF([.H5]=2;[.$D$4];[.$R$3]))" office:value-type="float" office:value="11" calcext:value-type="float">
            <text:p>11</text:p>
          </table:table-cell>
          <table:table-cell table:style-name="ce40" table:formula="of:=IF([.H5]=1;[.$R$4];IF([.H5]=2;[.$R$4];INDEX([.$D$3:.$D$12];[.H5])*[.M5]+INDEX([.$E$3:.$E$12];[.H5])))" office:value-type="float" office:value="21" calcext:value-type="float">
            <text:p>21</text:p>
          </table:table-cell>
          <table:table-cell table:style-name="ce40" table:formula="of:=IF([.H5]=1;[.$R$5];IF([.H5]=2;[.$R$5];INDEX([.$D$3:.$D$12];[.H5])*[.N5]+INDEX([.$E$3:.$E$12];[.H5])))" office:value-type="float" office:value="-23" calcext:value-type="float">
            <text:p>-23</text:p>
          </table:table-cell>
          <table:table-cell table:style-name="ce24" office:value-type="string" calcext:value-type="string">
            <text:p>Ymax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96"/>
          <table:table-cell table:style-name="ce98" table:number-columns-repeated="3"/>
          <table:table-cell table:number-columns-repeated="6"/>
          <table:table-cell table:style-name="Default"/>
        </table:table-row>
        <table:table-row table:style-name="ro1">
          <table:table-cell table:style-name="ce23" table:formula="of:=RANDBETWEEN(1;1000000)" office:value-type="float" office:value="110397" calcext:value-type="float">
            <text:p>11039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RANDBETWEEN(1;10)" office:value-type="float" office:value="5" calcext:value-type="float">
            <text:p>5</text:p>
          </table:table-cell>
          <table:table-cell table:style-name="ce23"/>
          <table:table-cell table:style-name="ce23" table:formula="of:=CONCATENATE([.C6];[.E6])" office:value-type="string" office:string-value="y=5" calcext:value-type="string">
            <text:p>y=5</text:p>
          </table:table-cell>
          <table:table-cell table:style-name="ce23" table:formula="of:=RANK([.A6];[.$A$3:.$A$12];0)" office:value-type="float" office:value="10" calcext:value-type="float">
            <text:p>10</text:p>
          </table:table-cell>
          <table:table-cell table:style-name="ce33" table:formula="of:=INDEX([.$G$3:.$G$12];[.H6])" office:value-type="string" office:string-value="y=2x-8" calcext:value-type="string">
            <text:p>y=2x-8</text:p>
          </table:table-cell>
          <table:table-cell table:style-name="ce38" table:number-columns-repeated="2"/>
          <table:table-cell/>
          <table:table-cell table:style-name="ce40" table:formula="of:=IF([.H6]=1;[.$D$3];IF([.H6]=2;[.$D$4];[.$R$2]))" office:value-type="float" office:value="-11" calcext:value-type="float">
            <text:p>-11</text:p>
          </table:table-cell>
          <table:table-cell table:style-name="ce40" table:formula="of:=IF([.H6]=1;[.$D$3];IF([.H6]=2;[.$D$4];[.$R$3]))" office:value-type="float" office:value="11" calcext:value-type="float">
            <text:p>11</text:p>
          </table:table-cell>
          <table:table-cell table:style-name="ce40" table:formula="of:=IF([.H6]=1;[.$R$4];IF([.H6]=2;[.$R$4];INDEX([.$D$3:.$D$12];[.H6])*[.M6]+INDEX([.$E$3:.$E$12];[.H6])))" office:value-type="float" office:value="-30" calcext:value-type="float">
            <text:p>-30</text:p>
          </table:table-cell>
          <table:table-cell table:style-name="ce40" table:formula="of:=IF([.H6]=1;[.$R$5];IF([.H6]=2;[.$R$5];INDEX([.$D$3:.$D$12];[.H6])*[.N6]+INDEX([.$E$3:.$E$12];[.H6])))" office:value-type="float" office:value="14" calcext:value-type="float">
            <text:p>14</text:p>
          </table:table-cell>
          <table:table-cell table:number-columns-repeated="998"/>
          <table:table-cell table:style-name="ce98" table:number-columns-repeated="3"/>
          <table:table-cell table:number-columns-repeated="6"/>
          <table:table-cell table:style-name="Default"/>
        </table:table-row>
        <table:table-row table:style-name="ro1">
          <table:table-cell table:style-name="ce24" table:formula="of:=RANDBETWEEN(1;1000000)" office:value-type="float" office:value="889966" calcext:value-type="float">
            <text:p>889966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3" calcext:value-type="float">
            <text:p>-3</text:p>
          </table:table-cell>
          <table:table-cell table:style-name="ce24" table:formula="of:=RANDBETWEEN(1;5)" office:value-type="float" office:value="2" calcext:value-type="float">
            <text:p>2</text:p>
          </table:table-cell>
          <table:table-cell table:style-name="ce24" table:formula="of:=IF([.A7]&lt;500000;&quot;+&quot;;&quot;-&quot;)" office:value-type="string" office:string-value="-" calcext:value-type="string">
            <text:p>-</text:p>
          </table:table-cell>
          <table:table-cell table:style-name="ce29" table:formula="of:=CONCATENATE([.C7];IF([.D7]=1;&quot;&quot;;IF([.D7]=-1;&quot;-&quot;;[.D7]));&quot;x&quot;;IF([.E7]&gt;0;&quot;+&quot;;&quot;&quot;);[.E7])" office:value-type="string" office:string-value="y=-3x+2" calcext:value-type="string">
            <text:p>y=-3x+2</text:p>
          </table:table-cell>
          <table:table-cell table:style-name="ce24" table:formula="of:=RANK([.A7];[.$A$3:.$A$12];0)" office:value-type="float" office:value="2" calcext:value-type="float">
            <text:p>2</text:p>
          </table:table-cell>
          <table:table-cell table:style-name="ce24" table:formula="of:=INDEX([.$G$3:.$G$12];[.H7])" office:value-type="string" office:string-value="x=6" calcext:value-type="string">
            <text:p>x=6</text:p>
          </table:table-cell>
          <table:table-cell table:style-name="ce38" table:number-columns-repeated="2"/>
          <table:table-cell/>
          <table:table-cell table:style-name="ce40" table:formula="of:=IF([.H7]=1;[.$D$3];IF([.H7]=2;[.$D$4];[.$R$2]))" office:value-type="float" office:value="6" calcext:value-type="float">
            <text:p>6</text:p>
          </table:table-cell>
          <table:table-cell table:style-name="ce40" table:formula="of:=IF([.H7]=1;[.$D$3];IF([.H7]=2;[.$D$4];[.$R$3]))" office:value-type="float" office:value="6" calcext:value-type="float">
            <text:p>6</text:p>
          </table:table-cell>
          <table:table-cell table:style-name="ce40" table:formula="of:=IF([.H7]=1;[.$R$4];IF([.H7]=2;[.$R$4];INDEX([.$D$3:.$D$12];[.H7])*[.M7]+INDEX([.$E$3:.$E$12];[.H7])))" office:value-type="float" office:value="-11" calcext:value-type="float">
            <text:p>-11</text:p>
          </table:table-cell>
          <table:table-cell table:style-name="ce40" table:formula="of:=IF([.H7]=1;[.$R$5];IF([.H7]=2;[.$R$5];INDEX([.$D$3:.$D$12];[.H7])*[.N7]+INDEX([.$E$3:.$E$12];[.H7])))" office:value-type="float" office:value="11" calcext:value-type="float">
            <text:p>11</text:p>
          </table:table-cell>
          <table:table-cell table:number-columns-repeated="998"/>
          <table:table-cell table:style-name="ce98" table:number-columns-repeated="3"/>
          <table:table-cell table:number-columns-repeated="6"/>
          <table:table-cell table:style-name="Default"/>
        </table:table-row>
        <table:table-row table:style-name="ro1">
          <table:table-cell table:style-name="ce24" table:formula="of:=RANDBETWEEN(1;1000000)" office:value-type="float" office:value="693364" calcext:value-type="float">
            <text:p>693364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3" calcext:value-type="float">
            <text:p>-3</text:p>
          </table:table-cell>
          <table:table-cell table:style-name="ce24" table:formula="of:=RANDBETWEEN(6;11)" office:value-type="float" office:value="11" calcext:value-type="float">
            <text:p>11</text:p>
          </table:table-cell>
          <table:table-cell table:style-name="ce24" table:formula="of:=IF([.A8]&lt;500000;&quot;+&quot;;&quot;-&quot;)" office:value-type="string" office:string-value="-" calcext:value-type="string">
            <text:p>-</text:p>
          </table:table-cell>
          <table:table-cell table:style-name="ce29" table:formula="of:=CONCATENATE([.C8];IF([.D8]=1;&quot;&quot;;IF([.D8]=-1;&quot;-&quot;;[.D8]));&quot;x&quot;;IF([.E8]&gt;0;&quot;+&quot;;&quot;&quot;);[.E8])" office:value-type="string" office:string-value="y=-3x+11" calcext:value-type="string">
            <text:p>y=-3x+11</text:p>
          </table:table-cell>
          <table:table-cell table:style-name="ce24" table:formula="of:=RANK([.A8];[.$A$3:.$A$12];0)" office:value-type="float" office:value="5" calcext:value-type="float">
            <text:p>5</text:p>
          </table:table-cell>
          <table:table-cell table:style-name="ce24" table:formula="of:=INDEX([.$G$3:.$G$12];[.H8])" office:value-type="string" office:string-value="y=-3x+2" calcext:value-type="string">
            <text:p>y=-3x+2</text:p>
          </table:table-cell>
          <table:table-cell table:style-name="ce38" table:number-columns-repeated="2"/>
          <table:table-cell/>
          <table:table-cell table:style-name="ce40" table:formula="of:=IF([.H8]=1;[.$D$3];IF([.H8]=2;[.$D$4];[.$R$2]))" office:value-type="float" office:value="-11" calcext:value-type="float">
            <text:p>-11</text:p>
          </table:table-cell>
          <table:table-cell table:style-name="ce40" table:formula="of:=IF([.H8]=1;[.$D$3];IF([.H8]=2;[.$D$4];[.$R$3]))" office:value-type="float" office:value="11" calcext:value-type="float">
            <text:p>11</text:p>
          </table:table-cell>
          <table:table-cell table:style-name="ce40" table:formula="of:=IF([.H8]=1;[.$R$4];IF([.H8]=2;[.$R$4];INDEX([.$D$3:.$D$12];[.H8])*[.M8]+INDEX([.$E$3:.$E$12];[.H8])))" office:value-type="float" office:value="35" calcext:value-type="float">
            <text:p>35</text:p>
          </table:table-cell>
          <table:table-cell table:style-name="ce40" table:formula="of:=IF([.H8]=1;[.$R$5];IF([.H8]=2;[.$R$5];INDEX([.$D$3:.$D$12];[.H8])*[.N8]+INDEX([.$E$3:.$E$12];[.H8])))" office:value-type="float" office:value="-31" calcext:value-type="float">
            <text:p>-31</text:p>
          </table:table-cell>
          <table:table-cell table:number-columns-repeated="998"/>
          <table:table-cell table:style-name="ce98" table:number-columns-repeated="3"/>
          <table:table-cell table:number-columns-repeated="6"/>
          <table:table-cell table:style-name="Default"/>
        </table:table-row>
        <table:table-row table:style-name="ro1">
          <table:table-cell table:style-name="ce24" table:formula="of:=RANDBETWEEN(1;1000000)" office:value-type="float" office:value="724491" calcext:value-type="float">
            <text:p>724491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2" calcext:value-type="float">
            <text:p>-2</text:p>
          </table:table-cell>
          <table:table-cell table:style-name="ce24" table:formula="of:=RANDBETWEEN(-10;-1)" office:value-type="float" office:value="-1" calcext:value-type="float">
            <text:p>-1</text:p>
          </table:table-cell>
          <table:table-cell table:style-name="ce24" table:formula="of:=IF([.A9]&lt;500000;&quot;+&quot;;&quot;-&quot;)" office:value-type="string" office:string-value="-" calcext:value-type="string">
            <text:p>-</text:p>
          </table:table-cell>
          <table:table-cell table:style-name="ce29" table:formula="of:=CONCATENATE([.C9];IF([.D9]=1;&quot;&quot;;IF([.D9]=-1;&quot;-&quot;;[.D9]));&quot;x&quot;;IF([.E9]&gt;0;&quot;+&quot;;&quot;&quot;);[.E9])" office:value-type="string" office:string-value="y=-2x-1" calcext:value-type="string">
            <text:p>y=-2x-1</text:p>
          </table:table-cell>
          <table:table-cell table:style-name="ce24" table:formula="of:=RANK([.A9];[.$A$3:.$A$12];0)" office:value-type="float" office:value="4" calcext:value-type="float">
            <text:p>4</text:p>
          </table:table-cell>
          <table:table-cell table:style-name="ce24" table:formula="of:=INDEX([.$G$3:.$G$12];[.H9])" office:value-type="string" office:string-value="y=5" calcext:value-type="string">
            <text:p>y=5</text:p>
          </table:table-cell>
          <table:table-cell table:style-name="ce38" table:number-columns-repeated="2"/>
          <table:table-cell/>
          <table:table-cell table:style-name="ce40" table:formula="of:=IF([.H9]=1;[.$D$3];IF([.H9]=2;[.$D$4];[.$R$2]))" office:value-type="float" office:value="-11" calcext:value-type="float">
            <text:p>-11</text:p>
          </table:table-cell>
          <table:table-cell table:style-name="ce40" table:formula="of:=IF([.H9]=1;[.$D$3];IF([.H9]=2;[.$D$4];[.$R$3]))" office:value-type="float" office:value="11" calcext:value-type="float">
            <text:p>11</text:p>
          </table:table-cell>
          <table:table-cell table:style-name="ce40" table:formula="of:=IF([.H9]=1;[.$R$4];IF([.H9]=2;[.$R$4];INDEX([.$D$3:.$D$12];[.H9])*[.M9]+INDEX([.$E$3:.$E$12];[.H9])))" office:value-type="float" office:value="5" calcext:value-type="float">
            <text:p>5</text:p>
          </table:table-cell>
          <table:table-cell table:style-name="ce40" table:formula="of:=IF([.H9]=1;[.$R$5];IF([.H9]=2;[.$R$5];INDEX([.$D$3:.$D$12];[.H9])*[.N9]+INDEX([.$E$3:.$E$12];[.H9])))" office:value-type="float" office:value="5" calcext:value-type="float">
            <text:p>5</text:p>
          </table:table-cell>
          <table:table-cell table:number-columns-repeated="998"/>
          <table:table-cell table:style-name="ce98" table:number-columns-repeated="3"/>
          <table:table-cell table:number-columns-repeated="6"/>
          <table:table-cell table:style-name="Default"/>
        </table:table-row>
        <table:table-row table:style-name="ro1">
          <table:table-cell table:style-name="ce24" table:formula="of:=RANDBETWEEN(1;1000000)" office:value-type="float" office:value="300202" calcext:value-type="float">
            <text:p>30020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2" calcext:value-type="float">
            <text:p>2</text:p>
          </table:table-cell>
          <table:table-cell table:style-name="ce24" table:formula="of:=RANDBETWEEN(1;5)" office:value-type="float" office:value="1" calcext:value-type="float">
            <text:p>1</text:p>
          </table:table-cell>
          <table:table-cell table:style-name="ce24" table:formula="of:=IF([.A10]&lt;500000;&quot;+&quot;;&quot;-&quot;)" office:value-type="string" office:string-value="+" calcext:value-type="string">
            <text:p>+</text:p>
          </table:table-cell>
          <table:table-cell table:style-name="ce29" table:formula="of:=CONCATENATE([.C10];IF([.D10]=1;&quot;&quot;;IF([.D10]=-1;&quot;-&quot;;[.D10]));&quot;x&quot;;IF([.E10]&gt;0;&quot;+&quot;;&quot;&quot;);[.E10])" office:value-type="string" office:string-value="y=2x+1" calcext:value-type="string">
            <text:p>y=2x+1</text:p>
          </table:table-cell>
          <table:table-cell table:style-name="ce24" table:formula="of:=RANK([.A10];[.$A$3:.$A$12];0)" office:value-type="float" office:value="8" calcext:value-type="float">
            <text:p>8</text:p>
          </table:table-cell>
          <table:table-cell table:style-name="ce24" table:formula="of:=INDEX([.$G$3:.$G$12];[.H10])" office:value-type="string" office:string-value="y=2x+1" calcext:value-type="string">
            <text:p>y=2x+1</text:p>
          </table:table-cell>
          <table:table-cell table:style-name="ce38" table:number-columns-repeated="2"/>
          <table:table-cell/>
          <table:table-cell table:style-name="ce40" table:formula="of:=IF([.H10]=1;[.$D$3];IF([.H10]=2;[.$D$4];[.$R$2]))" office:value-type="float" office:value="-11" calcext:value-type="float">
            <text:p>-11</text:p>
          </table:table-cell>
          <table:table-cell table:style-name="ce40" table:formula="of:=IF([.H10]=1;[.$D$3];IF([.H10]=2;[.$D$4];[.$R$3]))" office:value-type="float" office:value="11" calcext:value-type="float">
            <text:p>11</text:p>
          </table:table-cell>
          <table:table-cell table:style-name="ce40" table:formula="of:=IF([.H10]=1;[.$R$4];IF([.H10]=2;[.$R$4];INDEX([.$D$3:.$D$12];[.H10])*[.M10]+INDEX([.$E$3:.$E$12];[.H10])))" office:value-type="float" office:value="-21" calcext:value-type="float">
            <text:p>-21</text:p>
          </table:table-cell>
          <table:table-cell table:style-name="ce40" table:formula="of:=IF([.H10]=1;[.$R$5];IF([.H10]=2;[.$R$5];INDEX([.$D$3:.$D$12];[.H10])*[.N10]+INDEX([.$E$3:.$E$12];[.H10])))" office:value-type="float" office:value="23" calcext:value-type="float">
            <text:p>23</text:p>
          </table:table-cell>
          <table:table-cell table:number-columns-repeated="998"/>
          <table:table-cell table:style-name="ce98" table:number-columns-repeated="3"/>
          <table:table-cell table:number-columns-repeated="6"/>
          <table:table-cell table:style-name="Default"/>
        </table:table-row>
        <table:table-row table:style-name="ro1">
          <table:table-cell table:style-name="ce24" table:formula="of:=RANDBETWEEN(1;1000000)" office:value-type="float" office:value="973655" calcext:value-type="float">
            <text:p>973655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RANDBETWEEN(6;11)" office:value-type="float" office:value="7" calcext:value-type="float">
            <text:p>7</text:p>
          </table:table-cell>
          <table:table-cell table:style-name="ce24" table:formula="of:=IF([.A11]&lt;500000;&quot;+&quot;;&quot;-&quot;)" office:value-type="string" office:string-value="-" calcext:value-type="string">
            <text:p>-</text:p>
          </table:table-cell>
          <table:table-cell table:style-name="ce29" table:formula="of:=CONCATENATE([.C11];IF([.D11]=1;&quot;&quot;;IF([.D11]=-1;&quot;-&quot;;[.D11]));&quot;x&quot;;IF([.E11]&gt;0;&quot;+&quot;;&quot;&quot;);[.E11])" office:value-type="string" office:string-value="y=4x+7" calcext:value-type="string">
            <text:p>y=4x+7</text:p>
          </table:table-cell>
          <table:table-cell table:style-name="ce24" table:formula="of:=RANK([.A11];[.$A$3:.$A$12];0)" office:value-type="float" office:value="1" calcext:value-type="float">
            <text:p>1</text:p>
          </table:table-cell>
          <table:table-cell table:style-name="ce24" table:formula="of:=INDEX([.$G$3:.$G$12];[.H11])" office:value-type="string" office:string-value="x=-4" calcext:value-type="string">
            <text:p>x=-4</text:p>
          </table:table-cell>
          <table:table-cell table:style-name="ce38" table:number-columns-repeated="2"/>
          <table:table-cell/>
          <table:table-cell table:style-name="ce40" table:formula="of:=IF([.H11]=1;[.$D$3];IF([.H11]=2;[.$D$4];[.$R$2]))" office:value-type="float" office:value="-4" calcext:value-type="float">
            <text:p>-4</text:p>
          </table:table-cell>
          <table:table-cell table:style-name="ce40" table:formula="of:=IF([.H11]=1;[.$D$3];IF([.H11]=2;[.$D$4];[.$R$3]))" office:value-type="float" office:value="-4" calcext:value-type="float">
            <text:p>-4</text:p>
          </table:table-cell>
          <table:table-cell table:style-name="ce40" table:formula="of:=IF([.H11]=1;[.$R$4];IF([.H11]=2;[.$R$4];INDEX([.$D$3:.$D$12];[.H11])*[.M11]+INDEX([.$E$3:.$E$12];[.H11])))" office:value-type="float" office:value="-11" calcext:value-type="float">
            <text:p>-11</text:p>
          </table:table-cell>
          <table:table-cell table:style-name="ce40" table:formula="of:=IF([.H11]=1;[.$R$5];IF([.H11]=2;[.$R$5];INDEX([.$D$3:.$D$12];[.H11])*[.N11]+INDEX([.$E$3:.$E$12];[.H11])))" office:value-type="float" office:value="11" calcext:value-type="float">
            <text:p>11</text:p>
          </table:table-cell>
          <table:table-cell table:number-columns-repeated="998"/>
          <table:table-cell table:style-name="ce98" table:number-columns-repeated="3"/>
          <table:table-cell table:number-columns-repeated="6"/>
          <table:table-cell table:style-name="Default"/>
        </table:table-row>
        <table:table-row table:style-name="ro1">
          <table:table-cell table:style-name="ce24" table:formula="of:=RANDBETWEEN(1;1000000)" office:value-type="float" office:value="524472" calcext:value-type="float">
            <text:p>524472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2" calcext:value-type="float">
            <text:p>2</text:p>
          </table:table-cell>
          <table:table-cell table:style-name="ce24" table:formula="of:=RANDBETWEEN(-10;-1)" office:value-type="float" office:value="-8" calcext:value-type="float">
            <text:p>-8</text:p>
          </table:table-cell>
          <table:table-cell table:style-name="ce24" table:formula="of:=IF([.A12]&lt;500000;&quot;+&quot;;&quot;-&quot;)" office:value-type="string" office:string-value="-" calcext:value-type="string">
            <text:p>-</text:p>
          </table:table-cell>
          <table:table-cell table:style-name="ce29" table:formula="of:=CONCATENATE([.C12];IF([.D12]=1;&quot;&quot;;IF([.D12]=-1;&quot;-&quot;;[.D12]));&quot;x&quot;;IF([.E12]&gt;0;&quot;+&quot;;&quot;&quot;);[.E12])" office:value-type="string" office:string-value="y=2x-8" calcext:value-type="string">
            <text:p>y=2x-8</text:p>
          </table:table-cell>
          <table:table-cell table:style-name="ce24" table:formula="of:=RANK([.A12];[.$A$3:.$A$12];0)" office:value-type="float" office:value="6" calcext:value-type="float">
            <text:p>6</text:p>
          </table:table-cell>
          <table:table-cell table:style-name="ce24" table:formula="of:=INDEX([.$G$3:.$G$12];[.H12])" office:value-type="string" office:string-value="y=-3x+11" calcext:value-type="string">
            <text:p>y=-3x+11</text:p>
          </table:table-cell>
          <table:table-cell table:style-name="ce38" table:number-columns-repeated="2"/>
          <table:table-cell/>
          <table:table-cell table:style-name="ce40" table:formula="of:=IF([.H12]=1;[.$D$3];IF([.H12]=2;[.$D$4];[.$R$2]))" office:value-type="float" office:value="-11" calcext:value-type="float">
            <text:p>-11</text:p>
          </table:table-cell>
          <table:table-cell table:style-name="ce40" table:formula="of:=IF([.H12]=1;[.$D$3];IF([.H12]=2;[.$D$4];[.$R$3]))" office:value-type="float" office:value="11" calcext:value-type="float">
            <text:p>11</text:p>
          </table:table-cell>
          <table:table-cell table:style-name="ce40" table:formula="of:=IF([.H12]=1;[.$R$4];IF([.H12]=2;[.$R$4];INDEX([.$D$3:.$D$12];[.H12])*[.M12]+INDEX([.$E$3:.$E$12];[.H12])))" office:value-type="float" office:value="44" calcext:value-type="float">
            <text:p>44</text:p>
          </table:table-cell>
          <table:table-cell table:style-name="ce40" table:formula="of:=IF([.H12]=1;[.$R$5];IF([.H12]=2;[.$R$5];INDEX([.$D$3:.$D$12];[.H12])*[.N12]+INDEX([.$E$3:.$E$12];[.H12])))" office:value-type="float" office:value="-22" calcext:value-type="float">
            <text:p>-22</text:p>
          </table:table-cell>
          <table:table-cell table:number-columns-repeated="998"/>
          <table:table-cell table:style-name="ce98" table:number-columns-repeated="3"/>
          <table:table-cell table:number-columns-repeated="6"/>
          <table:table-cell table:style-name="Default"/>
        </table:table-row>
        <table:table-row table:style-name="ro1" table:number-rows-repeated="2">
          <table:table-cell table:style-name="ce25" table:number-columns-repeated="2"/>
          <table:table-cell table:style-name="ce30" table:number-columns-repeated="3"/>
          <table:table-cell table:number-columns-repeated="1009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style-name="ce93" office:value-type="string" calcext:value-type="string">
            <text:p>Aléatoire a</text:p>
          </table:table-cell>
          <table:table-cell table:style-name="ce93" office:value-type="string" calcext:value-type="string">
            <text:p>Rang</text:p>
          </table:table-cell>
          <table:table-cell table:style-name="ce93" office:value-type="string" calcext:value-type="string">
            <text:p>Variable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Signe</text:p>
          </table:table-cell>
          <table:table-cell table:style-name="ce93" office:value-type="string" calcext:value-type="string">
            <text:p>Concaténation</text:p>
          </table:table-cell>
          <table:table-cell table:style-name="ce93" office:value-type="string" calcext:value-type="string">
            <text:p>Choix</text:p>
          </table:table-cell>
          <table:table-cell table:style-name="ce93" office:value-type="string" calcext:value-type="string">
            <text:p>Équa niv2</text:p>
          </table:table-cell>
          <table:table-cell table:style-name="ce37" table:number-columns-repeated="2"/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 table:number-columns-repeated="998"/>
          <table:table-cell table:style-name="ce98"/>
          <table:table-cell table:number-columns-repeated="8"/>
          <table:table-cell table:style-name="Default"/>
        </table:table-row>
        <table:table-row table:style-name="ro1">
          <table:table-cell table:style-name="ce23" table:formula="of:=RANDBETWEEN(1;1000000)" office:value-type="float" office:value="349823" calcext:value-type="float">
            <text:p>34982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IF([.A17]&lt;500000;-1;1)*RANDBETWEEN(1;10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NCATENATE([.C16];[.D16])" office:value-type="string" office:string-value="x=10" calcext:value-type="string">
            <text:p>x=10</text:p>
          </table:table-cell>
          <table:table-cell table:style-name="ce23" table:formula="of:=RANK([.A16];[.$A$16:.$A$29];0)" office:value-type="float" office:value="9" calcext:value-type="float">
            <text:p>9</text:p>
          </table:table-cell>
          <table:table-cell table:style-name="ce23" table:formula="of:=INDEX([.$G$16:.$G$29];[.H16])" office:value-type="string" office:string-value="y=4x+1" calcext:value-type="string">
            <text:p>y=4x+1</text:p>
          </table:table-cell>
          <table:table-cell table:style-name="ce38" table:number-columns-repeated="2"/>
          <table:table-cell/>
          <table:table-cell table:style-name="ce40" table:formula="of:=IF([.H16]=1;[.$D$16];[.$R$2])" office:value-type="float" office:value="-11" calcext:value-type="float">
            <text:p>-11</text:p>
          </table:table-cell>
          <table:table-cell table:style-name="ce40" table:formula="of:=IF([.H16]=1;[.$D$16];[.$R$3])" office:value-type="float" office:value="11" calcext:value-type="float">
            <text:p>11</text:p>
          </table:table-cell>
          <table:table-cell table:style-name="ce40" table:formula="of:=IF([.H16]=1;[.$R$4];INDEX([.$D$16:.$D$29];[.H16])*[.M16]+INDEX([.$E$16:.$E$29];[.H16]))" office:value-type="float" office:value="-43" calcext:value-type="float">
            <text:p>-43</text:p>
          </table:table-cell>
          <table:table-cell table:style-name="ce40" table:formula="of:=IF([.H16]=1;[.$R$5];INDEX([.$D$16:.$D$29];[.H16])*[.N16]+INDEX([.$E$16:.$E$29];[.H16]))" office:value-type="float" office:value="45" calcext:value-type="float">
            <text:p>45</text:p>
          </table:table-cell>
          <table:table-cell table:number-columns-repeated="1007"/>
          <table:table-cell table:style-name="Default"/>
        </table:table-row>
        <table:table-row table:style-name="ro1">
          <table:table-cell table:style-name="ce23" table:formula="of:=RANDBETWEEN(1;1000000)" office:value-type="float" office:value="998657" calcext:value-type="float">
            <text:p>99865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IF([.A17]&lt;500000;-1;1)*RANDBETWEEN(1;10)" office:value-type="float" office:value="10" calcext:value-type="float">
            <text:p>10</text:p>
          </table:table-cell>
          <table:table-cell table:style-name="ce23"/>
          <table:table-cell table:style-name="ce23" table:formula="of:=CONCATENATE([.C17];[.E17])" office:value-type="string" office:string-value="y=10" calcext:value-type="string">
            <text:p>y=10</text:p>
          </table:table-cell>
          <table:table-cell table:style-name="ce23" table:formula="of:=RANK([.A17];[.$A$16:.$A$29];0)" office:value-type="float" office:value="1" calcext:value-type="float">
            <text:p>1</text:p>
          </table:table-cell>
          <table:table-cell table:style-name="ce23" table:formula="of:=INDEX([.$G$16:.$G$29];[.H17])" office:value-type="string" office:string-value="x=10" calcext:value-type="string">
            <text:p>x=10</text:p>
          </table:table-cell>
          <table:table-cell table:style-name="ce38" table:number-columns-repeated="2"/>
          <table:table-cell/>
          <table:table-cell table:style-name="ce40" table:formula="of:=IF([.H17]=1;[.$D$16];[.$R$2])" office:value-type="float" office:value="10" calcext:value-type="float">
            <text:p>10</text:p>
          </table:table-cell>
          <table:table-cell table:style-name="ce40" table:formula="of:=IF([.H17]=1;[.$D$16];[.$R$3])" office:value-type="float" office:value="10" calcext:value-type="float">
            <text:p>10</text:p>
          </table:table-cell>
          <table:table-cell table:style-name="ce40" table:formula="of:=IF([.H17]=1;[.$R$4];INDEX([.$D$16:.$D$29];[.H17])*[.M17]+INDEX([.$E$16:.$E$29];[.H17]))" office:value-type="float" office:value="-11" calcext:value-type="float">
            <text:p>-11</text:p>
          </table:table-cell>
          <table:table-cell table:style-name="ce40" table:formula="of:=IF([.H17]=1;[.$R$5];INDEX([.$D$16:.$D$29];[.H17])*[.N17]+INDEX([.$E$16:.$E$29];[.H17]))" office:value-type="float" office:value="11" calcext:value-type="float">
            <text:p>11</text:p>
          </table:table-cell>
          <table:table-cell table:number-columns-repeated="1007"/>
          <table:table-cell table:style-name="Default"/>
        </table:table-row>
        <table:table-row table:style-name="ro1">
          <table:table-cell table:style-name="ce40" table:formula="of:=RANDBETWEEN(1;1000000)" office:value-type="float" office:value="278322" calcext:value-type="float">
            <text:p>278322</text:p>
          </table:table-cell>
          <table:table-cell table:style-name="ce40" office:value-type="float" office:value="3" calcext:value-type="float">
            <text:p>3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2" calcext:value-type="float">
            <text:p>-2</text:p>
          </table:table-cell>
          <table:table-cell table:style-name="ce24" table:formula="of:=RANDBETWEEN(1;6)" office:value-type="float" office:value="3" calcext:value-type="float">
            <text:p>3</text:p>
          </table:table-cell>
          <table:table-cell table:style-name="ce24" table:formula="of:=IF([.A18]&lt;500000;&quot;+&quot;;&quot;-&quot;)" office:value-type="string" office:string-value="+" calcext:value-type="string">
            <text:p>+</text:p>
          </table:table-cell>
          <table:table-cell table:style-name="ce29" table:formula="of:=CONCATENATE([.C18];IF([.D18]=1;&quot;&quot;;IF([.D18]=-1;&quot;-&quot;;[.D18]));&quot;x&quot;;IF([.E18]&gt;0;&quot;+&quot;;&quot;&quot;);IF([.E18]&lt;&gt;0;[.E18];&quot;&quot;))" office:value-type="string" office:string-value="y=-2x+3" calcext:value-type="string">
            <text:p>y=-2x+3</text:p>
          </table:table-cell>
          <table:table-cell table:style-name="ce40" table:formula="of:=RANK([.A18];[.$A$16:.$A$29];0)" office:value-type="float" office:value="11" calcext:value-type="float">
            <text:p>11</text:p>
          </table:table-cell>
          <table:table-cell table:style-name="ce40" table:formula="of:=INDEX([.$G$16:.$G$29];[.H18])" office:value-type="string" office:string-value="y=x-4" calcext:value-type="string">
            <text:p>y=x-4</text:p>
          </table:table-cell>
          <table:table-cell table:style-name="ce38" table:number-columns-repeated="2"/>
          <table:table-cell/>
          <table:table-cell table:style-name="ce40" table:formula="of:=IF([.H18]=1;[.$D$16];[.$R$2])" office:value-type="float" office:value="-11" calcext:value-type="float">
            <text:p>-11</text:p>
          </table:table-cell>
          <table:table-cell table:style-name="ce40" table:formula="of:=IF([.H18]=1;[.$D$16];[.$R$3])" office:value-type="float" office:value="11" calcext:value-type="float">
            <text:p>11</text:p>
          </table:table-cell>
          <table:table-cell table:style-name="ce40" table:formula="of:=IF([.H18]=1;[.$R$4];INDEX([.$D$16:.$D$29];[.H18])*[.M18]+INDEX([.$E$16:.$E$29];[.H18]))" office:value-type="float" office:value="-15" calcext:value-type="float">
            <text:p>-15</text:p>
          </table:table-cell>
          <table:table-cell table:style-name="ce40" table:formula="of:=IF([.H18]=1;[.$R$5];INDEX([.$D$16:.$D$29];[.H18])*[.N18]+INDEX([.$E$16:.$E$29];[.H18]))" office:value-type="float" office:value="7" calcext:value-type="float">
            <text:p>7</text:p>
          </table:table-cell>
          <table:table-cell table:number-columns-repeated="1007"/>
          <table:table-cell table:style-name="Default"/>
        </table:table-row>
        <table:table-row table:style-name="ro1">
          <table:table-cell table:style-name="ce40" table:formula="of:=RANDBETWEEN(1;1000000)" office:value-type="float" office:value="584151" calcext:value-type="float">
            <text:p>584151</text:p>
          </table:table-cell>
          <table:table-cell table:style-name="ce40" office:value-type="float" office:value="4" calcext:value-type="float">
            <text:p>4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4" calcext:value-type="float">
            <text:p>-4</text:p>
          </table:table-cell>
          <table:table-cell table:style-name="ce24" table:formula="of:=RANDBETWEEN(7;11)" office:value-type="float" office:value="10" calcext:value-type="float">
            <text:p>10</text:p>
          </table:table-cell>
          <table:table-cell table:style-name="ce24" table:formula="of:=IF([.A19]&lt;500000;&quot;+&quot;;&quot;-&quot;)" office:value-type="string" office:string-value="-" calcext:value-type="string">
            <text:p>-</text:p>
          </table:table-cell>
          <table:table-cell table:style-name="ce29" table:formula="of:=CONCATENATE([.C19];IF([.D19]=1;&quot;&quot;;IF([.D19]=-1;&quot;-&quot;;[.D19]));&quot;x&quot;;IF([.E19]&gt;0;&quot;+&quot;;&quot;&quot;);IF([.E19]&lt;&gt;0;[.E19];&quot;&quot;))" office:value-type="string" office:string-value="y=-4x+10" calcext:value-type="string">
            <text:p>y=-4x+10</text:p>
          </table:table-cell>
          <table:table-cell table:style-name="ce40" table:formula="of:=RANK([.A19];[.$A$16:.$A$29];0)" office:value-type="float" office:value="7" calcext:value-type="float">
            <text:p>7</text:p>
          </table:table-cell>
          <table:table-cell table:style-name="ce82" table:formula="of:=INDEX([.$G$16:.$G$29];[.H19])" office:value-type="string" office:string-value="y=-3x+15" calcext:value-type="string">
            <text:p>y=-3x+15</text:p>
          </table:table-cell>
          <table:table-cell table:style-name="ce38" table:number-columns-repeated="2"/>
          <table:table-cell/>
          <table:table-cell table:style-name="ce40" table:formula="of:=IF([.H19]=1;[.$D$16];[.$R$2])" office:value-type="float" office:value="-11" calcext:value-type="float">
            <text:p>-11</text:p>
          </table:table-cell>
          <table:table-cell table:style-name="ce40" table:formula="of:=IF([.H19]=1;[.$D$16];[.$R$3])" office:value-type="float" office:value="11" calcext:value-type="float">
            <text:p>11</text:p>
          </table:table-cell>
          <table:table-cell table:style-name="ce40" table:formula="of:=IF([.H19]=1;[.$R$4];INDEX([.$D$16:.$D$29];[.H19])*[.M19]+INDEX([.$E$16:.$E$29];[.H19]))" office:value-type="float" office:value="48" calcext:value-type="float">
            <text:p>48</text:p>
          </table:table-cell>
          <table:table-cell table:style-name="ce40" table:formula="of:=IF([.H19]=1;[.$R$5];INDEX([.$D$16:.$D$29];[.H19])*[.N19]+INDEX([.$E$16:.$E$29];[.H19]))" office:value-type="float" office:value="-18" calcext:value-type="float">
            <text:p>-18</text:p>
          </table:table-cell>
          <table:table-cell/>
          <table:table-cell table:style-name="ce88"/>
          <table:table-cell table:number-columns-repeated="2"/>
          <table:table-cell table:style-name="ce44"/>
          <table:table-cell table:number-columns-repeated="993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style-name="ce24" table:formula="of:=RANDBETWEEN(1;1000000)" office:value-type="float" office:value="313934" calcext:value-type="float">
            <text:p>31393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3" calcext:value-type="float">
            <text:p>-3</text:p>
          </table:table-cell>
          <table:table-cell table:style-name="ce24" table:formula="of:=RANDBETWEEN(11;14)" office:value-type="float" office:value="11" calcext:value-type="float">
            <text:p>11</text:p>
          </table:table-cell>
          <table:table-cell table:style-name="ce24" table:formula="of:=IF([.A20]&lt;500000;&quot;+&quot;;&quot;-&quot;)" office:value-type="string" office:string-value="+" calcext:value-type="string">
            <text:p>+</text:p>
          </table:table-cell>
          <table:table-cell table:style-name="ce29" table:formula="of:=CONCATENATE([.C20];IF([.D20]=1;&quot;&quot;;IF([.D20]=-1;&quot;-&quot;;[.D20]));&quot;x&quot;;IF([.E20]&gt;0;&quot;+&quot;;&quot;&quot;);IF([.E20]&lt;&gt;0;[.E20];&quot;&quot;))" office:value-type="string" office:string-value="y=-3x+11" calcext:value-type="string">
            <text:p>y=-3x+11</text:p>
          </table:table-cell>
          <table:table-cell table:style-name="ce24" table:formula="of:=RANK([.A20];[.$A$16:.$A$29];0)" office:value-type="float" office:value="10" calcext:value-type="float">
            <text:p>10</text:p>
          </table:table-cell>
          <table:table-cell table:style-name="ce24" table:formula="of:=INDEX([.$G$16:.$G$29];[.H20])" office:value-type="string" office:string-value="y=4x+11" calcext:value-type="string">
            <text:p>y=4x+11</text:p>
          </table:table-cell>
          <table:table-cell table:style-name="ce38" table:number-columns-repeated="2"/>
          <table:table-cell/>
          <table:table-cell table:style-name="ce40" table:formula="of:=IF([.H20]=1;[.$D$16];[.$R$2])" office:value-type="float" office:value="-11" calcext:value-type="float">
            <text:p>-11</text:p>
          </table:table-cell>
          <table:table-cell table:style-name="ce40" table:formula="of:=IF([.H20]=1;[.$D$16];[.$R$3])" office:value-type="float" office:value="11" calcext:value-type="float">
            <text:p>11</text:p>
          </table:table-cell>
          <table:table-cell table:style-name="ce40" table:formula="of:=IF([.H20]=1;[.$R$4];INDEX([.$D$16:.$D$29];[.H20])*[.M20]+INDEX([.$E$16:.$E$29];[.H20]))" office:value-type="float" office:value="-33" calcext:value-type="float">
            <text:p>-33</text:p>
          </table:table-cell>
          <table:table-cell table:style-name="ce40" table:formula="of:=IF([.H20]=1;[.$R$5];INDEX([.$D$16:.$D$29];[.H20])*[.N20]+INDEX([.$E$16:.$E$29];[.H20]))" office:value-type="float" office:value="55" calcext:value-type="float">
            <text:p>55</text:p>
          </table:table-cell>
          <table:table-cell/>
          <table:table-cell table:style-name="ce43"/>
          <table:table-cell table:number-columns-repeated="2"/>
          <table:table-cell table:style-name="ce44"/>
          <table:table-cell table:number-columns-repeated="993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style-name="ce24" table:formula="of:=RANDBETWEEN(1;1000000)" office:value-type="float" office:value="114369" calcext:value-type="float">
            <text:p>114369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2" calcext:value-type="float">
            <text:p>-2</text:p>
          </table:table-cell>
          <table:table-cell table:style-name="ce24" table:formula="of:=RANDBETWEEN(-6;-1)" office:value-type="float" office:value="-4" calcext:value-type="float">
            <text:p>-4</text:p>
          </table:table-cell>
          <table:table-cell table:style-name="ce24" table:formula="of:=IF([.A21]&lt;500000;&quot;+&quot;;&quot;-&quot;)" office:value-type="string" office:string-value="+" calcext:value-type="string">
            <text:p>+</text:p>
          </table:table-cell>
          <table:table-cell table:style-name="ce29" table:formula="of:=CONCATENATE([.C21];IF([.D21]=1;&quot;&quot;;IF([.D21]=-1;&quot;-&quot;;[.D21]));&quot;x&quot;;IF([.E21]&gt;0;&quot;+&quot;;&quot;&quot;);IF([.E21]&lt;&gt;0;[.E21];&quot;&quot;))" office:value-type="string" office:string-value="y=-2x-4" calcext:value-type="string">
            <text:p>y=-2x-4</text:p>
          </table:table-cell>
          <table:table-cell table:style-name="ce24" table:formula="of:=RANK([.A21];[.$A$16:.$A$29];0)" office:value-type="float" office:value="13" calcext:value-type="float">
            <text:p>13</text:p>
          </table:table-cell>
          <table:table-cell table:style-name="ce24" table:formula="of:=INDEX([.$G$16:.$G$29];[.H21])" office:value-type="string" office:string-value="y=8x-16" calcext:value-type="string">
            <text:p>y=8x-16</text:p>
          </table:table-cell>
          <table:table-cell table:style-name="ce38" table:number-columns-repeated="2"/>
          <table:table-cell/>
          <table:table-cell table:style-name="ce40" table:formula="of:=IF([.H21]=1;[.$D$16];[.$R$2])" office:value-type="float" office:value="-11" calcext:value-type="float">
            <text:p>-11</text:p>
          </table:table-cell>
          <table:table-cell table:style-name="ce40" table:formula="of:=IF([.H21]=1;[.$D$16];[.$R$3])" office:value-type="float" office:value="11" calcext:value-type="float">
            <text:p>11</text:p>
          </table:table-cell>
          <table:table-cell table:style-name="ce40" table:formula="of:=IF([.H21]=1;[.$R$4];INDEX([.$D$16:.$D$29];[.H21])*[.M21]+INDEX([.$E$16:.$E$29];[.H21]))" office:value-type="float" office:value="-104" calcext:value-type="float">
            <text:p>-104</text:p>
          </table:table-cell>
          <table:table-cell table:style-name="ce40" table:formula="of:=IF([.H21]=1;[.$R$5];INDEX([.$D$16:.$D$29];[.H21])*[.N21]+INDEX([.$E$16:.$E$29];[.H21]))" office:value-type="float" office:value="72" calcext:value-type="float">
            <text:p>72</text:p>
          </table:table-cell>
          <table:table-cell table:number-columns-repeated="998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style-name="ce24" table:formula="of:=RANDBETWEEN(1;1000000)" office:value-type="float" office:value="385706" calcext:value-type="float">
            <text:p>385706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3)" office:value-type="float" office:value="-3" calcext:value-type="float">
            <text:p>-3</text:p>
          </table:table-cell>
          <table:table-cell table:style-name="ce24" table:formula="of:=RANDBETWEEN(11;15)" office:value-type="float" office:value="15" calcext:value-type="float">
            <text:p>15</text:p>
          </table:table-cell>
          <table:table-cell table:style-name="ce24" table:formula="of:=IF([.A22]&lt;500000;&quot;+&quot;;&quot;-&quot;)" office:value-type="string" office:string-value="+" calcext:value-type="string">
            <text:p>+</text:p>
          </table:table-cell>
          <table:table-cell table:style-name="ce29" table:formula="of:=CONCATENATE([.C22];IF([.D22]=1;&quot;&quot;;IF([.D22]=-1;&quot;-&quot;;[.D22]));&quot;x&quot;;IF([.E22]&gt;0;&quot;+&quot;;&quot;&quot;);IF([.E22]&lt;&gt;0;[.E22];&quot;&quot;))" office:value-type="string" office:string-value="y=-3x+15" calcext:value-type="string">
            <text:p>y=-3x+15</text:p>
          </table:table-cell>
          <table:table-cell table:style-name="ce24" table:formula="of:=RANK([.A22];[.$A$16:.$A$29];0)" office:value-type="float" office:value="8" calcext:value-type="float">
            <text:p>8</text:p>
          </table:table-cell>
          <table:table-cell table:style-name="ce24" table:formula="of:=INDEX([.$G$16:.$G$29];[.H22])" office:value-type="string" office:string-value="y=-7x+18" calcext:value-type="string">
            <text:p>y=-7x+18</text:p>
          </table:table-cell>
          <table:table-cell table:style-name="ce38" table:number-columns-repeated="2"/>
          <table:table-cell/>
          <table:table-cell table:style-name="ce40" table:formula="of:=IF([.H22]=1;[.$D$16];[.$R$2])" office:value-type="float" office:value="-11" calcext:value-type="float">
            <text:p>-11</text:p>
          </table:table-cell>
          <table:table-cell table:style-name="ce40" table:formula="of:=IF([.H22]=1;[.$D$16];[.$R$3])" office:value-type="float" office:value="11" calcext:value-type="float">
            <text:p>11</text:p>
          </table:table-cell>
          <table:table-cell table:style-name="ce40" table:formula="of:=IF([.H22]=1;[.$R$4];INDEX([.$D$16:.$D$29];[.H22])*[.M22]+INDEX([.$E$16:.$E$29];[.H22]))" office:value-type="float" office:value="95" calcext:value-type="float">
            <text:p>95</text:p>
          </table:table-cell>
          <table:table-cell table:style-name="ce40" table:formula="of:=IF([.H22]=1;[.$R$5];INDEX([.$D$16:.$D$29];[.H22])*[.N22]+INDEX([.$E$16:.$E$29];[.H22]))" office:value-type="float" office:value="-59" calcext:value-type="float">
            <text:p>-59</text:p>
          </table:table-cell>
          <table:table-cell table:number-columns-repeated="998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style-name="ce24" table:formula="of:=RANDBETWEEN(1;1000000)" office:value-type="float" office:value="809858" calcext:value-type="float">
            <text:p>809858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8;-6)" office:value-type="float" office:value="-7" calcext:value-type="float">
            <text:p>-7</text:p>
          </table:table-cell>
          <table:table-cell table:style-name="ce24" table:formula="of:=RANDBETWEEN(15;20)" office:value-type="float" office:value="18" calcext:value-type="float">
            <text:p>18</text:p>
          </table:table-cell>
          <table:table-cell table:style-name="ce24" table:formula="of:=IF([.A23]&lt;500000;&quot;+&quot;;&quot;-&quot;)" office:value-type="string" office:string-value="-" calcext:value-type="string">
            <text:p>-</text:p>
          </table:table-cell>
          <table:table-cell table:style-name="ce29" table:formula="of:=CONCATENATE([.C23];IF([.D23]=1;&quot;&quot;;IF([.D23]=-1;&quot;-&quot;;[.D23]));&quot;x&quot;;IF([.E23]&gt;0;&quot;+&quot;;&quot;&quot;);IF([.E23]&lt;&gt;0;[.E23];&quot;&quot;))" office:value-type="string" office:string-value="y=-7x+18" calcext:value-type="string">
            <text:p>y=-7x+18</text:p>
          </table:table-cell>
          <table:table-cell table:style-name="ce24" table:formula="of:=RANK([.A23];[.$A$16:.$A$29];0)" office:value-type="float" office:value="3" calcext:value-type="float">
            <text:p>3</text:p>
          </table:table-cell>
          <table:table-cell table:style-name="ce24" table:formula="of:=INDEX([.$G$16:.$G$29];[.H23])" office:value-type="string" office:string-value="y=-2x+3" calcext:value-type="string">
            <text:p>y=-2x+3</text:p>
          </table:table-cell>
          <table:table-cell table:style-name="ce38" table:number-columns-repeated="2"/>
          <table:table-cell/>
          <table:table-cell table:style-name="ce40" table:formula="of:=IF([.H23]=1;[.$D$16];[.$R$2])" office:value-type="float" office:value="-11" calcext:value-type="float">
            <text:p>-11</text:p>
          </table:table-cell>
          <table:table-cell table:style-name="ce40" table:formula="of:=IF([.H23]=1;[.$D$16];[.$R$3])" office:value-type="float" office:value="11" calcext:value-type="float">
            <text:p>11</text:p>
          </table:table-cell>
          <table:table-cell table:style-name="ce40" table:formula="of:=IF([.H23]=1;[.$R$4];INDEX([.$D$16:.$D$29];[.H23])*[.M23]+INDEX([.$E$16:.$E$29];[.H23]))" office:value-type="float" office:value="25" calcext:value-type="float">
            <text:p>25</text:p>
          </table:table-cell>
          <table:table-cell table:style-name="ce40" table:formula="of:=IF([.H23]=1;[.$R$5];INDEX([.$D$16:.$D$29];[.H23])*[.N23]+INDEX([.$E$16:.$E$29];[.H23]))" office:value-type="float" office:value="-19" calcext:value-type="float">
            <text:p>-19</text:p>
          </table:table-cell>
          <table:table-cell table:number-columns-repeated="998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style-name="ce24" table:formula="of:=RANDBETWEEN(1;1000000)" office:value-type="float" office:value="650834" calcext:value-type="float">
            <text:p>650834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RANDBETWEEN(1;6)" office:value-type="float" office:value="1" calcext:value-type="float">
            <text:p>1</text:p>
          </table:table-cell>
          <table:table-cell table:style-name="ce24" table:formula="of:=IF([.A24]&lt;500000;&quot;+&quot;;&quot;-&quot;)" office:value-type="string" office:string-value="-" calcext:value-type="string">
            <text:p>-</text:p>
          </table:table-cell>
          <table:table-cell table:style-name="ce29" table:formula="of:=CONCATENATE([.C24];IF([.D24]=1;&quot;&quot;;IF([.D24]=-1;&quot;-&quot;;[.D24]));&quot;x&quot;;IF([.E24]&gt;0;&quot;+&quot;;&quot;&quot;);IF([.E24]&lt;&gt;0;[.E24];&quot;&quot;))" office:value-type="string" office:string-value="y=4x+1" calcext:value-type="string">
            <text:p>y=4x+1</text:p>
          </table:table-cell>
          <table:table-cell table:style-name="ce24" table:formula="of:=RANK([.A24];[.$A$16:.$A$29];0)" office:value-type="float" office:value="6" calcext:value-type="float">
            <text:p>6</text:p>
          </table:table-cell>
          <table:table-cell table:style-name="ce24" table:formula="of:=INDEX([.$G$16:.$G$29];[.H24])" office:value-type="string" office:string-value="y=-2x-4" calcext:value-type="string">
            <text:p>y=-2x-4</text:p>
          </table:table-cell>
          <table:table-cell table:style-name="ce38" table:number-columns-repeated="2"/>
          <table:table-cell/>
          <table:table-cell table:style-name="ce40" table:formula="of:=IF([.H24]=1;[.$D$16];[.$R$2])" office:value-type="float" office:value="-11" calcext:value-type="float">
            <text:p>-11</text:p>
          </table:table-cell>
          <table:table-cell table:style-name="ce40" table:formula="of:=IF([.H24]=1;[.$D$16];[.$R$3])" office:value-type="float" office:value="11" calcext:value-type="float">
            <text:p>11</text:p>
          </table:table-cell>
          <table:table-cell table:style-name="ce40" table:formula="of:=IF([.H24]=1;[.$R$4];INDEX([.$D$16:.$D$29];[.H24])*[.M24]+INDEX([.$E$16:.$E$29];[.H24]))" office:value-type="float" office:value="18" calcext:value-type="float">
            <text:p>18</text:p>
          </table:table-cell>
          <table:table-cell table:style-name="ce40" table:formula="of:=IF([.H24]=1;[.$R$5];INDEX([.$D$16:.$D$29];[.H24])*[.N24]+INDEX([.$E$16:.$E$29];[.H24]))" office:value-type="float" office:value="-26" calcext:value-type="float">
            <text:p>-26</text:p>
          </table:table-cell>
          <table:table-cell table:number-columns-repeated="998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style-name="ce24" table:formula="of:=RANDBETWEEN(1;1000000)" office:value-type="float" office:value="814723" calcext:value-type="float">
            <text:p>814723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RANDBETWEEN(7;11)" office:value-type="float" office:value="11" calcext:value-type="float">
            <text:p>11</text:p>
          </table:table-cell>
          <table:table-cell table:style-name="ce24" table:formula="of:=IF([.A25]&lt;500000;&quot;+&quot;;&quot;-&quot;)" office:value-type="string" office:string-value="-" calcext:value-type="string">
            <text:p>-</text:p>
          </table:table-cell>
          <table:table-cell table:style-name="ce29" table:formula="of:=CONCATENATE([.C25];IF([.D25]=1;&quot;&quot;;IF([.D25]=-1;&quot;-&quot;;[.D25]));&quot;x&quot;;IF([.E25]&gt;0;&quot;+&quot;;&quot;&quot;);IF([.E25]&lt;&gt;0;[.E25];&quot;&quot;))" office:value-type="string" office:string-value="y=4x+11" calcext:value-type="string">
            <text:p>y=4x+11</text:p>
          </table:table-cell>
          <table:table-cell table:style-name="ce24" table:formula="of:=RANK([.A25];[.$A$16:.$A$29];0)" office:value-type="float" office:value="2" calcext:value-type="float">
            <text:p>2</text:p>
          </table:table-cell>
          <table:table-cell table:style-name="ce35" table:formula="of:=INDEX([.$G$16:.$G$29];[.H25])" office:value-type="string" office:string-value="y=10" calcext:value-type="string">
            <text:p>y=10</text:p>
          </table:table-cell>
          <table:table-cell table:style-name="ce38" table:number-columns-repeated="2"/>
          <table:table-cell/>
          <table:table-cell table:style-name="ce40" table:formula="of:=IF([.H25]=1;[.$D$16];[.$R$2])" office:value-type="float" office:value="-11" calcext:value-type="float">
            <text:p>-11</text:p>
          </table:table-cell>
          <table:table-cell table:style-name="ce40" table:formula="of:=IF([.H25]=1;[.$D$16];[.$R$3])" office:value-type="float" office:value="11" calcext:value-type="float">
            <text:p>11</text:p>
          </table:table-cell>
          <table:table-cell table:style-name="ce40" table:formula="of:=IF([.H25]=1;[.$R$4];INDEX([.$D$16:.$D$29];[.H25])*[.M25]+INDEX([.$E$16:.$E$29];[.H25]))" office:value-type="float" office:value="10" calcext:value-type="float">
            <text:p>10</text:p>
          </table:table-cell>
          <table:table-cell table:style-name="ce40" table:formula="of:=IF([.H25]=1;[.$R$5];INDEX([.$D$16:.$D$29];[.H25])*[.N25]+INDEX([.$E$16:.$E$29];[.H25]))" office:value-type="float" office:value="10" calcext:value-type="float">
            <text:p>10</text:p>
          </table:table-cell>
          <table:table-cell table:number-columns-repeated="998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style-name="ce24" table:formula="of:=RANDBETWEEN(1;1000000)" office:value-type="float" office:value="58775" calcext:value-type="float">
            <text:p>58775</text:p>
          </table:table-cell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1" calcext:value-type="float">
            <text:p>1</text:p>
          </table:table-cell>
          <table:table-cell table:style-name="ce24" table:formula="of:=RANDBETWEEN(-6;-1)" office:value-type="float" office:value="-4" calcext:value-type="float">
            <text:p>-4</text:p>
          </table:table-cell>
          <table:table-cell table:style-name="ce24" table:formula="of:=IF([.A26]&lt;500000;&quot;+&quot;;&quot;-&quot;)" office:value-type="string" office:string-value="+" calcext:value-type="string">
            <text:p>+</text:p>
          </table:table-cell>
          <table:table-cell table:style-name="ce29" table:formula="of:=CONCATENATE([.C26];IF([.D26]=1;&quot;&quot;;IF([.D26]=-1;&quot;-&quot;;[.D26]));&quot;x&quot;;IF([.E26]&gt;0;&quot;+&quot;;&quot;&quot;);IF([.E26]&lt;&gt;0;[.E26];&quot;&quot;))" office:value-type="string" office:string-value="y=x-4" calcext:value-type="string">
            <text:p>y=x-4</text:p>
          </table:table-cell>
          <table:table-cell table:style-name="ce24" table:formula="of:=RANK([.A26];[.$A$16:.$A$29];0)" office:value-type="float" office:value="14" calcext:value-type="float">
            <text:p>14</text:p>
          </table:table-cell>
          <table:table-cell table:style-name="ce24" table:formula="of:=INDEX([.$G$16:.$G$29];[.H26])" office:value-type="string" office:string-value="y=3x-11" calcext:value-type="string">
            <text:p>y=3x-11</text:p>
          </table:table-cell>
          <table:table-cell table:style-name="ce38" table:number-columns-repeated="2"/>
          <table:table-cell/>
          <table:table-cell table:style-name="ce40" table:formula="of:=IF([.H26]=1;[.$D$16];[.$R$2])" office:value-type="float" office:value="-11" calcext:value-type="float">
            <text:p>-11</text:p>
          </table:table-cell>
          <table:table-cell table:style-name="ce40" table:formula="of:=IF([.H26]=1;[.$D$16];[.$R$3])" office:value-type="float" office:value="11" calcext:value-type="float">
            <text:p>11</text:p>
          </table:table-cell>
          <table:table-cell table:style-name="ce40" table:formula="of:=IF([.H26]=1;[.$R$4];INDEX([.$D$16:.$D$29];[.H26])*[.M26]+INDEX([.$E$16:.$E$29];[.H26]))" office:value-type="float" office:value="-44" calcext:value-type="float">
            <text:p>-44</text:p>
          </table:table-cell>
          <table:table-cell table:style-name="ce40" table:formula="of:=IF([.H26]=1;[.$R$5];INDEX([.$D$16:.$D$29];[.H26])*[.N26]+INDEX([.$E$16:.$E$29];[.H26]))" office:value-type="float" office:value="22" calcext:value-type="float">
            <text:p>22</text:p>
          </table:table-cell>
          <table:table-cell table:number-columns-repeated="998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style-name="ce24" table:formula="of:=RANDBETWEEN(1;1000000)" office:value-type="float" office:value="759747" calcext:value-type="float">
            <text:p>759747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3;5)" office:value-type="float" office:value="4" calcext:value-type="float">
            <text:p>4</text:p>
          </table:table-cell>
          <table:table-cell table:style-name="ce24" table:formula="of:=RANDBETWEEN(-15;-11)" office:value-type="float" office:value="-15" calcext:value-type="float">
            <text:p>-15</text:p>
          </table:table-cell>
          <table:table-cell table:style-name="ce24" table:formula="of:=IF([.A27]&lt;500000;&quot;+&quot;;&quot;-&quot;)" office:value-type="string" office:string-value="-" calcext:value-type="string">
            <text:p>-</text:p>
          </table:table-cell>
          <table:table-cell table:style-name="ce29" table:formula="of:=CONCATENATE([.C27];IF([.D27]=1;&quot;&quot;;IF([.D27]=-1;&quot;-&quot;;[.D27]));&quot;x&quot;;IF([.E27]&gt;0;&quot;+&quot;;&quot;&quot;);IF([.E27]&lt;&gt;0;[.E27];&quot;&quot;))" office:value-type="string" office:string-value="y=4x-15" calcext:value-type="string">
            <text:p>y=4x-15</text:p>
          </table:table-cell>
          <table:table-cell table:style-name="ce24" table:formula="of:=RANK([.A27];[.$A$16:.$A$29];0)" office:value-type="float" office:value="4" calcext:value-type="float">
            <text:p>4</text:p>
          </table:table-cell>
          <table:table-cell table:style-name="ce35" table:formula="of:=INDEX([.$G$16:.$G$29];[.H27])" office:value-type="string" office:string-value="y=-4x+10" calcext:value-type="string">
            <text:p>y=-4x+10</text:p>
          </table:table-cell>
          <table:table-cell table:style-name="ce38" table:number-columns-repeated="2"/>
          <table:table-cell/>
          <table:table-cell table:style-name="ce40" table:formula="of:=IF([.H27]=1;[.$D$16];[.$R$2])" office:value-type="float" office:value="-11" calcext:value-type="float">
            <text:p>-11</text:p>
          </table:table-cell>
          <table:table-cell table:style-name="ce40" table:formula="of:=IF([.H27]=1;[.$D$16];[.$R$3])" office:value-type="float" office:value="11" calcext:value-type="float">
            <text:p>11</text:p>
          </table:table-cell>
          <table:table-cell table:style-name="ce40" table:formula="of:=IF([.H27]=1;[.$R$4];INDEX([.$D$16:.$D$29];[.H27])*[.M27]+INDEX([.$E$16:.$E$29];[.H27]))" office:value-type="float" office:value="54" calcext:value-type="float">
            <text:p>54</text:p>
          </table:table-cell>
          <table:table-cell table:style-name="ce40" table:formula="of:=IF([.H27]=1;[.$R$5];INDEX([.$D$16:.$D$29];[.H27])*[.N27]+INDEX([.$E$16:.$E$29];[.H27]))" office:value-type="float" office:value="-34" calcext:value-type="float">
            <text:p>-34</text:p>
          </table:table-cell>
          <table:table-cell table:number-columns-repeated="998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style-name="ce24" table:formula="of:=RANDBETWEEN(1;1000000)" office:value-type="float" office:value="696729" calcext:value-type="float">
            <text:p>696729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6;8)" office:value-type="float" office:value="8" calcext:value-type="float">
            <text:p>8</text:p>
          </table:table-cell>
          <table:table-cell table:style-name="ce24" table:formula="of:=RANDBETWEEN(-20;-15)" office:value-type="float" office:value="-16" calcext:value-type="float">
            <text:p>-16</text:p>
          </table:table-cell>
          <table:table-cell table:style-name="ce24" table:formula="of:=IF([.A28]&lt;500000;&quot;+&quot;;&quot;-&quot;)" office:value-type="string" office:string-value="-" calcext:value-type="string">
            <text:p>-</text:p>
          </table:table-cell>
          <table:table-cell table:style-name="ce29" table:formula="of:=CONCATENATE([.C28];IF([.D28]=1;&quot;&quot;;IF([.D28]=-1;&quot;-&quot;;[.D28]));&quot;x&quot;;IF([.E28]&gt;0;&quot;+&quot;;&quot;&quot;);IF([.E28]&lt;&gt;0;[.E28];&quot;&quot;))" office:value-type="string" office:string-value="y=8x-16" calcext:value-type="string">
            <text:p>y=8x-16</text:p>
          </table:table-cell>
          <table:table-cell table:style-name="ce24" table:formula="of:=RANK([.A28];[.$A$16:.$A$29];0)" office:value-type="float" office:value="5" calcext:value-type="float">
            <text:p>5</text:p>
          </table:table-cell>
          <table:table-cell table:style-name="ce24" table:formula="of:=INDEX([.$G$16:.$G$29];[.H28])" office:value-type="string" office:string-value="y=-3x+11" calcext:value-type="string">
            <text:p>y=-3x+11</text:p>
          </table:table-cell>
          <table:table-cell table:style-name="ce38" table:number-columns-repeated="2"/>
          <table:table-cell/>
          <table:table-cell table:style-name="ce40" table:formula="of:=IF([.H28]=1;[.$D$16];[.$R$2])" office:value-type="float" office:value="-11" calcext:value-type="float">
            <text:p>-11</text:p>
          </table:table-cell>
          <table:table-cell table:style-name="ce40" table:formula="of:=IF([.H28]=1;[.$D$16];[.$R$3])" office:value-type="float" office:value="11" calcext:value-type="float">
            <text:p>11</text:p>
          </table:table-cell>
          <table:table-cell table:style-name="ce40" table:formula="of:=IF([.H28]=1;[.$R$4];INDEX([.$D$16:.$D$29];[.H28])*[.M28]+INDEX([.$E$16:.$E$29];[.H28]))" office:value-type="float" office:value="44" calcext:value-type="float">
            <text:p>44</text:p>
          </table:table-cell>
          <table:table-cell table:style-name="ce40" table:formula="of:=IF([.H28]=1;[.$R$5];INDEX([.$D$16:.$D$29];[.H28])*[.N28]+INDEX([.$E$16:.$E$29];[.H28]))" office:value-type="float" office:value="-22" calcext:value-type="float">
            <text:p>-22</text:p>
          </table:table-cell>
          <table:table-cell table:number-columns-repeated="998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style-name="ce24" table:formula="of:=RANDBETWEEN(1;1000000)" office:value-type="float" office:value="225128" calcext:value-type="float">
            <text:p>225128</text:p>
          </table:table-cell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3" calcext:value-type="float">
            <text:p>3</text:p>
          </table:table-cell>
          <table:table-cell table:style-name="ce24" table:formula="of:=RANDBETWEEN(-14;-11)" office:value-type="float" office:value="-11" calcext:value-type="float">
            <text:p>-11</text:p>
          </table:table-cell>
          <table:table-cell table:style-name="ce24" table:formula="of:=IF([.A29]&lt;500000;&quot;+&quot;;&quot;-&quot;)" office:value-type="string" office:string-value="+" calcext:value-type="string">
            <text:p>+</text:p>
          </table:table-cell>
          <table:table-cell table:style-name="ce29" table:formula="of:=CONCATENATE([.C29];IF([.D29]=1;&quot;&quot;;IF([.D29]=-1;&quot;-&quot;;[.D29]));&quot;x&quot;;IF([.E29]&gt;0;&quot;+&quot;;&quot;&quot;);IF([.E29]&lt;&gt;0;[.E29];&quot;&quot;))" office:value-type="string" office:string-value="y=3x-11" calcext:value-type="string">
            <text:p>y=3x-11</text:p>
          </table:table-cell>
          <table:table-cell table:style-name="ce24" table:formula="of:=RANK([.A29];[.$A$16:.$A$29];0)" office:value-type="float" office:value="12" calcext:value-type="float">
            <text:p>12</text:p>
          </table:table-cell>
          <table:table-cell table:style-name="ce24" table:formula="of:=INDEX([.$G$16:.$G$29];[.H29])" office:value-type="string" office:string-value="y=4x-15" calcext:value-type="string">
            <text:p>y=4x-15</text:p>
          </table:table-cell>
          <table:table-cell table:style-name="ce38" table:number-columns-repeated="2"/>
          <table:table-cell/>
          <table:table-cell table:style-name="ce40" table:formula="of:=IF([.H29]=1;[.$D$16];[.$R$2])" office:value-type="float" office:value="-11" calcext:value-type="float">
            <text:p>-11</text:p>
          </table:table-cell>
          <table:table-cell table:style-name="ce40" table:formula="of:=IF([.H29]=1;[.$D$16];[.$R$3])" office:value-type="float" office:value="11" calcext:value-type="float">
            <text:p>11</text:p>
          </table:table-cell>
          <table:table-cell table:style-name="ce40" table:formula="of:=IF([.H29]=1;[.$R$4];INDEX([.$D$16:.$D$29];[.H29])*[.M29]+INDEX([.$E$16:.$E$29];[.H29]))" office:value-type="float" office:value="-59" calcext:value-type="float">
            <text:p>-59</text:p>
          </table:table-cell>
          <table:table-cell table:style-name="ce40" table:formula="of:=IF([.H29]=1;[.$R$5];INDEX([.$D$16:.$D$29];[.H29])*[.N29]+INDEX([.$E$16:.$E$29];[.H29]))" office:value-type="float" office:value="29" calcext:value-type="float">
            <text:p>29</text:p>
          </table:table-cell>
          <table:table-cell table:number-columns-repeated="998"/>
          <table:table-cell table:style-name="ce98" table:number-columns-repeated="2"/>
          <table:table-cell table:number-columns-repeated="7"/>
          <table:table-cell table:style-name="Default"/>
        </table:table-row>
        <table:table-row table:style-name="ro1">
          <table:table-cell table:number-columns-repeated="21"/>
          <table:table-cell table:style-name="ce93" office:value-type="string" calcext:value-type="string">
            <text:p>Dénom</text:p>
          </table:table-cell>
          <table:table-cell table:number-columns-repeated="2" table:style-name="ce93" office:value-type="string" calcext:value-type="string">
            <text:p>Fraction</text:p>
          </table:table-cell>
          <table:table-cell table:number-columns-repeated="998"/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Aléatoire a</text:p>
          </table:table-cell>
          <table:table-cell table:style-name="ce93" office:value-type="string" calcext:value-type="string">
            <text:p>Rang</text:p>
          </table:table-cell>
          <table:table-cell table:style-name="ce93" office:value-type="string" calcext:value-type="string">
            <text:p>Variable</text:p>
          </table:table-cell>
          <table:table-cell table:style-name="ce93" office:value-type="string" calcext:value-type="string">
            <text:p>Num</text:p>
          </table:table-cell>
          <table:table-cell table:style-name="ce93" office:value-type="string" calcext:value-type="string">
            <text:p>Dénom</text:p>
          </table:table-cell>
          <table:table-cell table:style-name="ce93" office:value-type="string" calcext:value-type="string" table:number-columns-spanned="2" table:number-rows-spanned="1">
            <text:p>b</text:p>
          </table:table-cell>
          <table:covered-table-cell table:style-name="ce93"/>
          <table:table-cell table:style-name="ce93" office:value-type="string" calcext:value-type="string">
            <text:p>Signe</text:p>
          </table:table-cell>
          <table:table-cell table:style-name="ce93" office:value-type="string" calcext:value-type="string">
            <text:p>Concaténation</text:p>
          </table:table-cell>
          <table:table-cell table:style-name="ce93" office:value-type="string" calcext:value-type="string">
            <text:p>Choix</text:p>
          </table:table-cell>
          <table:table-cell table:style-name="ce93" office:value-type="string" calcext:value-type="string">
            <text:p>Équa niv3</text:p>
          </table:table-cell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/>
          <table:table-cell table:style-name="ce93" office:value-type="string" calcext:value-type="string">
            <text:p>Num</text:p>
          </table:table-cell>
          <table:table-cell table:style-name="ce93" office:value-type="string" calcext:value-type="string">
            <text:p>Dénom</text:p>
          </table:table-cell>
          <table:table-cell table:style-name="ce93" office:value-type="string" calcext:value-type="string">
            <text:p>PGCD</text:p>
          </table:table-cell>
          <table:table-cell table:style-name="ce93" office:value-type="string" calcext:value-type="string">
            <text:p>Num simp</text:p>
          </table:table-cell>
          <table:table-cell table:number-columns-repeated="3" table:style-name="ce93" office:value-type="string" calcext:value-type="string">
            <text:p>simp</text:p>
          </table:table-cell>
          <table:table-cell table:number-columns-repeated="990"/>
          <table:table-cell table:style-name="ce98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23" table:formula="of:=RANDBETWEEN(1;1000000)" office:value-type="float" office:value="217651" calcext:value-type="float">
            <text:p>217651</text:p>
          </table:table-cell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2]" office:value-type="float" office:value="3" calcext:value-type="float">
            <text:p>3</text:p>
          </table:table-cell>
          <table:table-cell table:style-name="ce23" table:formula="of:=[.V32]" office:value-type="float" office:value="4" calcext:value-type="float">
            <text:p>4</text:p>
          </table:table-cell>
          <table:table-cell table:style-name="ce33" table:formula="of:=[.U55]" office:value-type="float" office:value="-3" calcext:value-type="float">
            <text:p>-3</text:p>
          </table:table-cell>
          <table:table-cell table:style-name="ce33" table:formula="of:=[.V55]" office:value-type="float" office:value="2" calcext:value-type="float">
            <text:p>2</text:p>
          </table:table-cell>
          <table:table-cell table:style-name="ce23"/>
          <table:table-cell table:style-name="ce23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0;&quot;&quot;;&quot;+&quot;);[.F32];IF([.G32]&lt;&gt;1;&quot;/&quot;;&quot;&quot;);IF([.G32]&lt;&gt;1;[.G32];&quot;&quot;))" office:value-type="string" office:string-value="y=3x/4-3/2" calcext:value-type="string">
            <text:p>y=3x/4-3/2</text:p>
          </table:table-cell>
          <table:table-cell table:style-name="ce23" table:formula="of:=RANK([.A32];[.$A$32:.$A$51];0)" office:value-type="float" office:value="18" calcext:value-type="float">
            <text:p>18</text:p>
          </table:table-cell>
          <table:table-cell table:style-name="ce23" table:formula="of:=INDEX([.$I$32:.$I$51];[.J32])" office:value-type="string" office:string-value="y=x/2-2" calcext:value-type="string">
            <text:p>y=x/2-2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2])*[.M32]/INDEX([.$E$32:.$E$51];[.J32])+IF(INDEX([.$H$32:.$H$51];[.J32])=&quot;-&quot;;-1;1)*INDEX([.$F$32:.$F$51];[.J32])/INDEX([.$G$32:.$G$51];[.J32])" office:value-type="float" office:value="-7.5" calcext:value-type="float">
            <text:p>-7,5</text:p>
          </table:table-cell>
          <table:table-cell table:style-name="ce23" table:formula="of:=INDEX([.$D$32:.$D$51];[.J32])*[.N32]/INDEX([.$E$32:.$E$51];[.J32])+IF(INDEX([.$H$32:.$H$51];[.J32])=&quot;-&quot;;-1;1)*INDEX([.$F$32:.$F$51];[.J32])/INDEX([.$G$32:.$G$51];[.J32])" office:value-type="float" office:value="3.5" calcext:value-type="float">
            <text:p>3,5</text:p>
          </table:table-cell>
          <table:table-cell/>
          <table:table-cell table:style-name="ce40" table:formula="of:=[.E54]-[.C54]" office:value-type="float" office:value="9" calcext:value-type="float">
            <text:p>9</text:p>
          </table:table-cell>
          <table:table-cell table:style-name="ce40" table:formula="of:=[.D54]-[.B54]" office:value-type="float" office:value="12" calcext:value-type="float">
            <text:p>12</text:p>
          </table:table-cell>
          <table:table-cell table:style-name="ce82" table:formula="of:=GCD(ABS([.R32]);ABS([.S32]))" office:value-type="float" office:value="3" calcext:value-type="float">
            <text:p>3</text:p>
          </table:table-cell>
          <table:table-cell table:style-name="ce82" table:formula="of:=[.R32]/[.T32]" office:value-type="float" office:value="3" calcext:value-type="float">
            <text:p>3</text:p>
          </table:table-cell>
          <table:table-cell table:style-name="ce82" table:formula="of:=[.S32]/[.T32]" office:value-type="float" office:value="4" calcext:value-type="float">
            <text:p>4</text:p>
          </table:table-cell>
          <table:table-cell table:style-name="ce91" table:formula="of:=[.U32]/[.V32]" office:value-type="float" office:value="0.75" calcext:value-type="float">
            <text:p><text:s/>3/4 </text:p>
          </table:table-cell>
          <table:table-cell table:style-name="ce91" table:formula="of:=IF([.D32]=0;&quot;0&quot;;(IF([.D32]=[.E32];&quot;1&quot;;(IF([.D32]=-[.E32];&quot;-1&quot;;IF([.E32]=1;TEXT([.D32];10);[.W32]))))))" office:value-type="float" office:value="0.75" calcext:value-type="float">
            <text:p><text:s/>3/4 </text:p>
          </table:table-cell>
          <table:table-cell table:number-columns-repeated="998"/>
          <table:table-cell table:style-name="Default" table:number-columns-repeated="2"/>
        </table:table-row>
        <table:table-row table:style-name="ro1">
          <table:table-cell table:style-name="ce23" table:formula="of:=RANDBETWEEN(1;1000000)" office:value-type="float" office:value="373311" calcext:value-type="float">
            <text:p>373311</text:p>
          </table:table-cell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3]" office:value-type="float" office:value="2" calcext:value-type="float">
            <text:p>2</text:p>
          </table:table-cell>
          <table:table-cell table:style-name="ce23" table:formula="of:=[.V33]" office:value-type="float" office:value="9" calcext:value-type="float">
            <text:p>9</text:p>
          </table:table-cell>
          <table:table-cell table:style-name="ce33" table:formula="of:=[.U56]" office:value-type="float" office:value="-61" calcext:value-type="float">
            <text:p>-61</text:p>
          </table:table-cell>
          <table:table-cell table:style-name="ce33" table:formula="of:=[.V56]" office:value-type="float" office:value="9" calcext:value-type="float">
            <text:p>9</text:p>
          </table:table-cell>
          <table:table-cell table:style-name="ce23"/>
          <table:table-cell table:style-name="ce23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0;&quot;&quot;;&quot;+&quot;);[.F33];IF([.G33]&lt;&gt;1;&quot;/&quot;;&quot;&quot;);IF([.G33]&lt;&gt;1;[.G33];&quot;&quot;))" office:value-type="string" office:string-value="y=2x/9-61/9" calcext:value-type="string">
            <text:p>y=2x/9-61/9</text:p>
          </table:table-cell>
          <table:table-cell table:style-name="ce23" table:formula="of:=RANK([.A33];[.$A$32:.$A$51];0)" office:value-type="float" office:value="14" calcext:value-type="float">
            <text:p>14</text:p>
          </table:table-cell>
          <table:table-cell table:style-name="ce33" table:formula="of:=INDEX([.$I$32:.$I$51];[.J33])" office:value-type="string" office:string-value="y=-8x/11+5" calcext:value-type="string">
            <text:p>y=-8x/11+5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3])*[.M33]/INDEX([.$E$32:.$E$51];[.J33])+IF(INDEX([.$H$32:.$H$51];[.J33])=&quot;-&quot;;-1;1)*INDEX([.$F$32:.$F$51];[.J33])/INDEX([.$G$32:.$G$51];[.J33])" office:value-type="float" office:value="13" calcext:value-type="float">
            <text:p>13</text:p>
          </table:table-cell>
          <table:table-cell table:style-name="ce23" table:formula="of:=INDEX([.$D$32:.$D$51];[.J33])*[.N33]/INDEX([.$E$32:.$E$51];[.J33])+IF(INDEX([.$H$32:.$H$51];[.J33])=&quot;-&quot;;-1;1)*INDEX([.$F$32:.$F$51];[.J33])/INDEX([.$G$32:.$G$51];[.J33])" office:value-type="float" office:value="-3" calcext:value-type="float">
            <text:p>-3</text:p>
          </table:table-cell>
          <table:table-cell/>
          <table:table-cell table:style-name="ce40" table:formula="of:=[.E55]-[.C55]" office:value-type="float" office:value="2" calcext:value-type="float">
            <text:p>2</text:p>
          </table:table-cell>
          <table:table-cell table:style-name="ce40" table:formula="of:=[.D55]-[.B55]" office:value-type="float" office:value="9" calcext:value-type="float">
            <text:p>9</text:p>
          </table:table-cell>
          <table:table-cell table:style-name="ce82" table:formula="of:=GCD(ABS([.R33]);ABS([.S33]))" office:value-type="float" office:value="1" calcext:value-type="float">
            <text:p>1</text:p>
          </table:table-cell>
          <table:table-cell table:style-name="ce82" table:formula="of:=[.R33]/[.T33]" office:value-type="float" office:value="2" calcext:value-type="float">
            <text:p>2</text:p>
          </table:table-cell>
          <table:table-cell table:style-name="ce82" table:formula="of:=[.S33]/[.T33]" office:value-type="float" office:value="9" calcext:value-type="float">
            <text:p>9</text:p>
          </table:table-cell>
          <table:table-cell table:style-name="ce91" table:formula="of:=[.U33]/[.V33]" office:value-type="float" office:value="0.222222222222222" calcext:value-type="float">
            <text:p><text:s/>2/9 </text:p>
          </table:table-cell>
          <table:table-cell table:style-name="ce91" table:formula="of:=IF([.D33]=0;&quot;0&quot;;(IF([.D33]=[.E33];&quot;1&quot;;(IF([.D33]=-[.E33];&quot;-1&quot;;IF([.E33]=1;TEXT([.D33];10);[.W33]))))))" office:value-type="float" office:value="0.222222222222222" calcext:value-type="float">
            <text:p><text:s/>2/9 </text:p>
          </table:table-cell>
          <table:table-cell table:number-columns-repeated="998"/>
          <table:table-cell table:style-name="Default" table:number-columns-repeated="2"/>
        </table:table-row>
        <table:table-row table:style-name="ro1">
          <table:table-cell table:style-name="ce23" table:formula="of:=RANDBETWEEN(1;1000000)" office:value-type="float" office:value="358302" calcext:value-type="float">
            <text:p>358302</text:p>
          </table:table-cell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4]" office:value-type="float" office:value="-3" calcext:value-type="float">
            <text:p>-3</text:p>
          </table:table-cell>
          <table:table-cell table:style-name="ce23" table:formula="of:=[.V34]" office:value-type="float" office:value="7" calcext:value-type="float">
            <text:p>7</text:p>
          </table:table-cell>
          <table:table-cell table:style-name="ce33" table:formula="of:=[.U57]" office:value-type="float" office:value="26" calcext:value-type="float">
            <text:p>26</text:p>
          </table:table-cell>
          <table:table-cell table:style-name="ce33" table:formula="of:=[.V57]" office:value-type="float" office:value="7" calcext:value-type="float">
            <text:p>7</text:p>
          </table:table-cell>
          <table:table-cell table:style-name="ce23"/>
          <table:table-cell table:style-name="ce23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0;&quot;&quot;;&quot;+&quot;);[.F34];IF([.G34]&lt;&gt;1;&quot;/&quot;;&quot;&quot;);IF([.G34]&lt;&gt;1;[.G34];&quot;&quot;))" office:value-type="string" office:string-value="y=-3x/7+26/7" calcext:value-type="string">
            <text:p>y=-3x/7+26/7</text:p>
          </table:table-cell>
          <table:table-cell table:style-name="ce23" table:formula="of:=RANK([.A34];[.$A$32:.$A$51];0)" office:value-type="float" office:value="15" calcext:value-type="float">
            <text:p>15</text:p>
          </table:table-cell>
          <table:table-cell table:style-name="ce23" table:formula="of:=INDEX([.$I$32:.$I$51];[.J34])" office:value-type="string" office:string-value="y=-3x/10+12" calcext:value-type="string">
            <text:p>y=-3x/10+12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4])*[.M34]/INDEX([.$E$32:.$E$51];[.J34])+IF(INDEX([.$H$32:.$H$51];[.J34])=&quot;-&quot;;-1;1)*INDEX([.$F$32:.$F$51];[.J34])/INDEX([.$G$32:.$G$51];[.J34])" office:value-type="float" office:value="15.3" calcext:value-type="float">
            <text:p>15,3</text:p>
          </table:table-cell>
          <table:table-cell table:style-name="ce23" table:formula="of:=INDEX([.$D$32:.$D$51];[.J34])*[.N34]/INDEX([.$E$32:.$E$51];[.J34])+IF(INDEX([.$H$32:.$H$51];[.J34])=&quot;-&quot;;-1;1)*INDEX([.$F$32:.$F$51];[.J34])/INDEX([.$G$32:.$G$51];[.J34])" office:value-type="float" office:value="8.7" calcext:value-type="float">
            <text:p>8,7</text:p>
          </table:table-cell>
          <table:table-cell/>
          <table:table-cell table:style-name="ce40" table:formula="of:=[.E56]-[.C56]" office:value-type="float" office:value="-6" calcext:value-type="float">
            <text:p>-6</text:p>
          </table:table-cell>
          <table:table-cell table:style-name="ce40" table:formula="of:=[.D56]-[.B56]" office:value-type="float" office:value="14" calcext:value-type="float">
            <text:p>14</text:p>
          </table:table-cell>
          <table:table-cell table:style-name="ce82" table:formula="of:=GCD(ABS([.R34]);ABS([.S34]))" office:value-type="float" office:value="2" calcext:value-type="float">
            <text:p>2</text:p>
          </table:table-cell>
          <table:table-cell table:style-name="ce82" table:formula="of:=[.R34]/[.T34]" office:value-type="float" office:value="-3" calcext:value-type="float">
            <text:p>-3</text:p>
          </table:table-cell>
          <table:table-cell table:style-name="ce82" table:formula="of:=[.S34]/[.T34]" office:value-type="float" office:value="7" calcext:value-type="float">
            <text:p>7</text:p>
          </table:table-cell>
          <table:table-cell table:style-name="ce91" table:formula="of:=[.U34]/[.V34]" office:value-type="float" office:value="-0.428571428571429" calcext:value-type="float">
            <text:p>- 3/7 </text:p>
          </table:table-cell>
          <table:table-cell table:style-name="ce91" table:formula="of:=IF([.D34]=0;&quot;0&quot;;(IF([.D34]=[.E34];&quot;1&quot;;(IF([.D34]=-[.E34];&quot;-1&quot;;IF([.E34]=1;TEXT([.D34];10);[.W34]))))))" office:value-type="float" office:value="-0.428571428571429" calcext:value-type="float">
            <text:p>- 3/7 </text:p>
          </table:table-cell>
          <table:table-cell table:number-columns-repeated="998"/>
          <table:table-cell table:style-name="Default" table:number-columns-repeated="2"/>
        </table:table-row>
        <table:table-row table:style-name="ro1">
          <table:table-cell table:style-name="ce23" table:formula="of:=RANDBETWEEN(1;1000000)" office:value-type="float" office:value="804776" calcext:value-type="float">
            <text:p>804776</text:p>
          </table:table-cell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5]" office:value-type="float" office:value="-3" calcext:value-type="float">
            <text:p>-3</text:p>
          </table:table-cell>
          <table:table-cell table:style-name="ce23" table:formula="of:=[.V35]" office:value-type="float" office:value="13" calcext:value-type="float">
            <text:p>13</text:p>
          </table:table-cell>
          <table:table-cell table:style-name="ce33" table:formula="of:=[.U58]" office:value-type="float" office:value="86" calcext:value-type="float">
            <text:p>86</text:p>
          </table:table-cell>
          <table:table-cell table:style-name="ce33" table:formula="of:=[.V58]" office:value-type="float" office:value="13" calcext:value-type="float">
            <text:p>13</text:p>
          </table:table-cell>
          <table:table-cell table:style-name="ce23"/>
          <table:table-cell table:style-name="ce23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0;&quot;&quot;;&quot;+&quot;);[.F35];IF([.G35]&lt;&gt;1;&quot;/&quot;;&quot;&quot;);IF([.G35]&lt;&gt;1;[.G35];&quot;&quot;))" office:value-type="string" office:string-value="y=-3x/13+86/13" calcext:value-type="string">
            <text:p>y=-3x/13+86/13</text:p>
          </table:table-cell>
          <table:table-cell table:style-name="ce23" table:formula="of:=RANK([.A35];[.$A$32:.$A$51];0)" office:value-type="float" office:value="1" calcext:value-type="float">
            <text:p>1</text:p>
          </table:table-cell>
          <table:table-cell table:style-name="ce23" table:formula="of:=INDEX([.$I$32:.$I$51];[.J35])" office:value-type="string" office:string-value="y=3x/4-3/2" calcext:value-type="string">
            <text:p>y=3x/4-3/2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5])*[.M35]/INDEX([.$E$32:.$E$51];[.J35])+IF(INDEX([.$H$32:.$H$51];[.J35])=&quot;-&quot;;-1;1)*INDEX([.$F$32:.$F$51];[.J35])/INDEX([.$G$32:.$G$51];[.J35])" office:value-type="float" office:value="-9.75" calcext:value-type="float">
            <text:p>-9,75</text:p>
          </table:table-cell>
          <table:table-cell table:style-name="ce23" table:formula="of:=INDEX([.$D$32:.$D$51];[.J35])*[.N35]/INDEX([.$E$32:.$E$51];[.J35])+IF(INDEX([.$H$32:.$H$51];[.J35])=&quot;-&quot;;-1;1)*INDEX([.$F$32:.$F$51];[.J35])/INDEX([.$G$32:.$G$51];[.J35])" office:value-type="float" office:value="6.75" calcext:value-type="float">
            <text:p>6,75</text:p>
          </table:table-cell>
          <table:table-cell/>
          <table:table-cell table:style-name="ce40" table:formula="of:=[.E57]-[.C57]" office:value-type="float" office:value="-3" calcext:value-type="float">
            <text:p>-3</text:p>
          </table:table-cell>
          <table:table-cell table:style-name="ce40" table:formula="of:=[.D57]-[.B57]" office:value-type="float" office:value="13" calcext:value-type="float">
            <text:p>13</text:p>
          </table:table-cell>
          <table:table-cell table:style-name="ce82" table:formula="of:=GCD(ABS([.R35]);ABS([.S35]))" office:value-type="float" office:value="1" calcext:value-type="float">
            <text:p>1</text:p>
          </table:table-cell>
          <table:table-cell table:style-name="ce82" table:formula="of:=[.R35]/[.T35]" office:value-type="float" office:value="-3" calcext:value-type="float">
            <text:p>-3</text:p>
          </table:table-cell>
          <table:table-cell table:style-name="ce82" table:formula="of:=[.S35]/[.T35]" office:value-type="float" office:value="13" calcext:value-type="float">
            <text:p>13</text:p>
          </table:table-cell>
          <table:table-cell table:style-name="ce91" table:formula="of:=[.U35]/[.V35]" office:value-type="float" office:value="-0.230769230769231" calcext:value-type="float">
            <text:p>- 3/13</text:p>
          </table:table-cell>
          <table:table-cell table:style-name="ce91" table:formula="of:=IF([.D35]=0;&quot;0&quot;;(IF([.D35]=[.E35];&quot;1&quot;;(IF([.D35]=-[.E35];&quot;-1&quot;;IF([.E35]=1;TEXT([.D35];10);[.W35]))))))" office:value-type="float" office:value="-0.230769230769231" calcext:value-type="float">
            <text:p>- 3/13</text:p>
          </table:table-cell>
          <table:table-cell table:number-columns-repeated="990"/>
          <table:table-cell table:style-name="ce98" table:number-columns-repeated="2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27" table:formula="of:=RANDBETWEEN(1;1000000)" office:value-type="float" office:value="558284" calcext:value-type="float">
            <text:p>558284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-4" calcext:value-type="float">
            <text:p>-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6]&lt;500000;&quot;+&quot;;&quot;-&quot;)" office:value-type="string" office:string-value="-" calcext:value-type="string">
            <text:p>-</text:p>
          </table:table-cell>
          <table:table-cell table:style-name="ce32" table:formula="of:=CONCATENATE([.C36];IF([.D36]=1;&quot;&quot;;IF([.D36]=-1;&quot;-&quot;;IF([.D36]=0;&quot;&quot;;[.D36])));IF([.D36]=0;&quot;&quot;;&quot;x&quot;);IF(AND([.D36]&lt;&gt;0;[.F36]&lt;&gt;0);[.H36];&quot;&quot;);IF([.F36]&lt;&gt;0;[.F36];&quot;&quot;))" office:value-type="string" office:string-value="y=-4x-5" calcext:value-type="string">
            <text:p>y=-4x-5</text:p>
          </table:table-cell>
          <table:table-cell table:style-name="ce27" table:formula="of:=RANK([.A36];[.$A$32:.$A$51];0)" office:value-type="float" office:value="7" calcext:value-type="float">
            <text:p>7</text:p>
          </table:table-cell>
          <table:table-cell table:style-name="ce27" table:formula="of:=INDEX([.$I$32:.$I$51];[.J36])" office:value-type="string" office:string-value="y=x+11" calcext:value-type="string">
            <text:p>y=x+11</text:p>
          </table:table-cell>
          <table:table-cell table:style-name="ce30"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6])*[.M36]/INDEX([.$E$32:.$E$51];[.J36])+IF(INDEX([.$H$32:.$H$51];[.J36])=&quot;-&quot;;-1;1)*INDEX([.$F$32:.$F$51];[.J36])/INDEX([.$G$32:.$G$51];[.J36])" office:value-type="float" office:value="0" calcext:value-type="float">
            <text:p>0</text:p>
          </table:table-cell>
          <table:table-cell table:style-name="ce27" table:formula="of:=INDEX([.$D$32:.$D$51];[.J36])*[.N36]/INDEX([.$E$32:.$E$51];[.J36])+IF(INDEX([.$H$32:.$H$51];[.J36])=&quot;-&quot;;-1;1)*INDEX([.$F$32:.$F$51];[.J36])/INDEX([.$G$32:.$G$51];[.J36])" office:value-type="float" office:value="22" calcext:value-type="float">
            <text:p>22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8" table:number-columns-repeated="2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27" table:formula="of:=RANDBETWEEN(1;1000000)" office:value-type="float" office:value="455365" calcext:value-type="float">
            <text:p>455365</text:p>
          </table:table-cell>
          <table:table-cell table:style-name="ce27" office:value-type="float" office:value="6" calcext:value-type="float">
            <text:p>6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-3" calcext:value-type="float">
            <text:p>-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7]&lt;500000;&quot;+&quot;;&quot;-&quot;)" office:value-type="string" office:string-value="+" calcext:value-type="string">
            <text:p>+</text:p>
          </table:table-cell>
          <table:table-cell table:style-name="ce32" table:formula="of:=CONCATENATE([.C37];IF([.D37]=1;&quot;&quot;;IF([.D37]=-1;&quot;-&quot;;IF([.D37]=0;&quot;&quot;;[.D37])));IF([.D37]=0;&quot;&quot;;&quot;x&quot;);IF(AND([.D37]&lt;&gt;0;[.F37]&lt;&gt;0);[.H37];&quot;&quot;);IF([.F37]&lt;&gt;0;[.F37];&quot;&quot;))" office:value-type="string" office:string-value="y=-3x+4" calcext:value-type="string">
            <text:p>y=-3x+4</text:p>
          </table:table-cell>
          <table:table-cell table:style-name="ce27" table:formula="of:=RANK([.A37];[.$A$32:.$A$51];0)" office:value-type="float" office:value="11" calcext:value-type="float">
            <text:p>11</text:p>
          </table:table-cell>
          <table:table-cell table:style-name="ce27" table:formula="of:=INDEX([.$I$32:.$I$51];[.J37])" office:value-type="string" office:string-value="y=4x/3" calcext:value-type="string">
            <text:p>y=4x/3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7])*[.M37]/INDEX([.$E$32:.$E$51];[.J37])+IF(INDEX([.$H$32:.$H$51];[.J37])=&quot;-&quot;;-1;1)*INDEX([.$F$32:.$F$51];[.J37])/INDEX([.$G$32:.$G$51];[.J37])" office:value-type="float" office:value="-14.6666666666667" calcext:value-type="float">
            <text:p>-14,6666666666667</text:p>
          </table:table-cell>
          <table:table-cell table:style-name="ce27" table:formula="of:=INDEX([.$D$32:.$D$51];[.J37])*[.N37]/INDEX([.$E$32:.$E$51];[.J37])+IF(INDEX([.$H$32:.$H$51];[.J37])=&quot;-&quot;;-1;1)*INDEX([.$F$32:.$F$51];[.J37])/INDEX([.$G$32:.$G$51];[.J37])" office:value-type="float" office:value="14.6666666666667" calcext:value-type="float">
            <text:p>14,6666666666667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8" table:number-columns-repeated="2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27" table:formula="of:=RANDBETWEEN(1;1000000)" office:value-type="float" office:value="402562" calcext:value-type="float">
            <text:p>402562</text:p>
          </table:table-cell>
          <table:table-cell table:style-name="ce27" office:value-type="float" office:value="7" calcext:value-type="float">
            <text:p>7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11" calcext:value-type="float">
            <text:p>1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8]&lt;500000;&quot;+&quot;;&quot;-&quot;)" office:value-type="string" office:string-value="+" calcext:value-type="string">
            <text:p>+</text:p>
          </table:table-cell>
          <table:table-cell table:style-name="ce32" table:formula="of:=CONCATENATE([.C38];IF([.D38]=1;&quot;&quot;;IF([.D38]=-1;&quot;-&quot;;IF([.D38]=0;&quot;&quot;;[.D38])));IF([.D38]=0;&quot;&quot;;&quot;x&quot;);IF(AND([.D38]&lt;&gt;0;[.F38]&lt;&gt;0);[.H38];&quot;&quot;);IF([.F38]&lt;&gt;0;[.F38];&quot;&quot;))" office:value-type="string" office:string-value="y=x+11" calcext:value-type="string">
            <text:p>y=x+11</text:p>
          </table:table-cell>
          <table:table-cell table:style-name="ce27" table:formula="of:=RANK([.A38];[.$A$32:.$A$51];0)" office:value-type="float" office:value="13" calcext:value-type="float">
            <text:p>13</text:p>
          </table:table-cell>
          <table:table-cell table:style-name="ce27" table:formula="of:=INDEX([.$I$32:.$I$51];[.J38])" office:value-type="string" office:string-value="y=2x/3-1" calcext:value-type="string">
            <text:p>y=2x/3-1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8])*[.M38]/INDEX([.$E$32:.$E$51];[.J38])+IF(INDEX([.$H$32:.$H$51];[.J38])=&quot;-&quot;;-1;1)*INDEX([.$F$32:.$F$51];[.J38])/INDEX([.$G$32:.$G$51];[.J38])" office:value-type="float" office:value="-8.33333333333333" calcext:value-type="float">
            <text:p>-8,33333333333333</text:p>
          </table:table-cell>
          <table:table-cell table:style-name="ce27" table:formula="of:=INDEX([.$D$32:.$D$51];[.J38])*[.N38]/INDEX([.$E$32:.$E$51];[.J38])+IF(INDEX([.$H$32:.$H$51];[.J38])=&quot;-&quot;;-1;1)*INDEX([.$F$32:.$F$51];[.J38])/INDEX([.$G$32:.$G$51];[.J38])" office:value-type="float" office:value="6.33333333333333" calcext:value-type="float">
            <text:p>6,33333333333333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8" table:number-columns-repeated="2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27" table:formula="of:=RANDBETWEEN(1;1000000)" office:value-type="float" office:value="81094" calcext:value-type="float">
            <text:p>81094</text:p>
          </table:table-cell>
          <table:table-cell table:style-name="ce27" office:value-type="float" office:value="8" calcext:value-type="float">
            <text:p>8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-1" calcext:value-type="float">
            <text:p>-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9]&lt;500000;&quot;+&quot;;&quot;-&quot;)" office:value-type="string" office:string-value="+" calcext:value-type="string">
            <text:p>+</text:p>
          </table:table-cell>
          <table:table-cell table:style-name="ce32" table:formula="of:=CONCATENATE([.C39];IF([.D39]=1;&quot;&quot;;IF([.D39]=-1;&quot;-&quot;;IF([.D39]=0;&quot;&quot;;[.D39])));IF([.D39]=0;&quot;&quot;;&quot;x&quot;);IF(AND([.D39]&lt;&gt;0;[.F39]&lt;&gt;0);[.H39];&quot;&quot;);IF([.F39]&lt;&gt;0;[.F39];&quot;&quot;))" office:value-type="string" office:string-value="y=-x+2" calcext:value-type="string">
            <text:p>y=-x+2</text:p>
          </table:table-cell>
          <table:table-cell table:style-name="ce27" table:formula="of:=RANK([.A39];[.$A$32:.$A$51];0)" office:value-type="float" office:value="20" calcext:value-type="float">
            <text:p>20</text:p>
          </table:table-cell>
          <table:table-cell table:style-name="ce27" table:formula="of:=INDEX([.$I$32:.$I$51];[.J39])" office:value-type="string" office:string-value="y=9x/10-11" calcext:value-type="string">
            <text:p>y=9x/10-11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9])*[.M39]/INDEX([.$E$32:.$E$51];[.J39])+IF(INDEX([.$H$32:.$H$51];[.J39])=&quot;-&quot;;-1;1)*INDEX([.$F$32:.$F$51];[.J39])/INDEX([.$G$32:.$G$51];[.J39])" office:value-type="float" office:value="-20.9" calcext:value-type="float">
            <text:p>-20,9</text:p>
          </table:table-cell>
          <table:table-cell table:style-name="ce27" table:formula="of:=INDEX([.$D$32:.$D$51];[.J39])*[.N39]/INDEX([.$E$32:.$E$51];[.J39])+IF(INDEX([.$H$32:.$H$51];[.J39])=&quot;-&quot;;-1;1)*INDEX([.$F$32:.$F$51];[.J39])/INDEX([.$G$32:.$G$51];[.J39])" office:value-type="float" office:value="-1.1" calcext:value-type="float">
            <text:p>-1,1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98" table:number-columns-repeated="2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341853" calcext:value-type="float">
            <text:p>341853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0]/[.T40]" office:value-type="float" office:value="-2" calcext:value-type="float">
            <text:p>-2</text:p>
          </table:table-cell>
          <table:table-cell table:style-name="ce35" table:formula="of:=[.S40]/[.T40]" office:value-type="float" office:value="1" calcext:value-type="float">
            <text:p>1</text:p>
          </table:table-cell>
          <table:table-cell table:style-name="ce24" table:formula="of:=RANDBETWEEN(0;12)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0]&lt;500000;&quot;+&quot;;&quot;-&quot;)" office:value-type="string" office:string-value="+" calcext:value-type="string">
            <text:p>+</text:p>
          </table:table-cell>
          <table:table-cell table:style-name="ce29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-2x+10" calcext:value-type="string">
            <text:p>y=-2x+10</text:p>
          </table:table-cell>
          <table:table-cell table:style-name="ce24" table:formula="of:=RANK([.A40];[.$A$32:.$A$51];0)" office:value-type="float" office:value="16" calcext:value-type="float">
            <text:p>16</text:p>
          </table:table-cell>
          <table:table-cell table:style-name="ce40" table:formula="of:=INDEX([.$I$32:.$I$51];[.J40])" office:value-type="string" office:string-value="y=11x/2-7" calcext:value-type="string">
            <text:p>y=11x/2-7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0])*[.M40]/INDEX([.$E$32:.$E$51];[.J40])+IF(INDEX([.$H$32:.$H$51];[.J40])=&quot;-&quot;;-1;1)*INDEX([.$F$32:.$F$51];[.J40])/INDEX([.$G$32:.$G$51];[.J40])" office:value-type="float" office:value="-67.5" calcext:value-type="float">
            <text:p>-67,5</text:p>
          </table:table-cell>
          <table:table-cell table:style-name="ce23" table:formula="of:=INDEX([.$D$32:.$D$51];[.J40])*[.N40]/INDEX([.$E$32:.$E$51];[.J40])+IF(INDEX([.$H$32:.$H$51];[.J40])=&quot;-&quot;;-1;1)*INDEX([.$F$32:.$F$51];[.J40])/INDEX([.$G$32:.$G$51];[.J40])" office:value-type="float" office:value="53.5" calcext:value-type="float">
            <text:p>53,5</text:p>
          </table:table-cell>
          <table:table-cell/>
          <table:table-cell table:style-name="ce35" table:formula="of:=IF([.A40]&lt;500000;-1;1)*2*RANDBETWEEN(1;5)" office:value-type="float" office:value="-10" calcext:value-type="float">
            <text:p>-10</text:p>
          </table:table-cell>
          <table:table-cell table:style-name="ce35" table:formula="of:=2*RANDBETWEEN(1;5)+1" office:value-type="float" office:value="5" calcext:value-type="float">
            <text:p>5</text:p>
          </table:table-cell>
          <table:table-cell table:style-name="ce35" table:formula="of:=GCD(ABS([.R40]);ABS([.S40]))" office:value-type="float" office:value="5" calcext:value-type="float">
            <text:p>5</text:p>
          </table:table-cell>
          <table:table-cell table:style-name="ce35" table:formula="of:=[.R40]/[.T40]" office:value-type="float" office:value="-2" calcext:value-type="float">
            <text:p>-2</text:p>
          </table:table-cell>
          <table:table-cell table:style-name="ce35" table:formula="of:=[.S40]/[.T40]" office:value-type="float" office:value="1" calcext:value-type="float">
            <text:p>1</text:p>
          </table:table-cell>
          <table:table-cell table:style-name="ce45" table:formula="of:=[.U40]/[.V40]" office:value-type="float" office:value="-2" calcext:value-type="float">
            <text:p>- 2/1 </text:p>
          </table:table-cell>
          <table:table-cell table:style-name="ce45" table:formula="of:=IF([.D40]=0;&quot;0&quot;;(IF([.D40]=[.E40];&quot;1&quot;;(IF([.D40]=-[.E40];&quot;-1&quot;;IF([.E40]=1;TEXT([.D40];10);[.W40]))))))" office:value-type="string" office:string-value="-2" calcext:value-type="string">
            <text:p>-2</text:p>
          </table:table-cell>
          <table:table-cell table:number-columns-repeated="990"/>
          <table:table-cell table:style-name="ce98" table:number-columns-repeated="2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462662" calcext:value-type="float">
            <text:p>462662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1]/[.T41]" office:value-type="float" office:value="-8" calcext:value-type="float">
            <text:p>-8</text:p>
          </table:table-cell>
          <table:table-cell table:style-name="ce35" table:formula="of:=[.S41]/[.T41]" office:value-type="float" office:value="7" calcext:value-type="float">
            <text:p>7</text:p>
          </table:table-cell>
          <table:table-cell table:style-name="ce24" table:formula="of:=RANDBETWEEN(0;12)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1]&lt;500000;&quot;+&quot;;&quot;-&quot;)" office:value-type="string" office:string-value="+" calcext:value-type="string">
            <text:p>+</text:p>
          </table:table-cell>
          <table:table-cell table:style-name="ce29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-8x/7+3" calcext:value-type="string">
            <text:p>y=-8x/7+3</text:p>
          </table:table-cell>
          <table:table-cell table:style-name="ce24" table:formula="of:=RANK([.A41];[.$A$32:.$A$51];0)" office:value-type="float" office:value="10" calcext:value-type="float">
            <text:p>10</text:p>
          </table:table-cell>
          <table:table-cell table:style-name="ce40" table:formula="of:=INDEX([.$I$32:.$I$51];[.J41])" office:value-type="string" office:string-value="y=-8x/7+3" calcext:value-type="string">
            <text:p>y=-8x/7+3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1])*[.M41]/INDEX([.$E$32:.$E$51];[.J41])+IF(INDEX([.$H$32:.$H$51];[.J41])=&quot;-&quot;;-1;1)*INDEX([.$F$32:.$F$51];[.J41])/INDEX([.$G$32:.$G$51];[.J41])" office:value-type="float" office:value="15.5714285714286" calcext:value-type="float">
            <text:p>15,5714285714286</text:p>
          </table:table-cell>
          <table:table-cell table:style-name="ce23" table:formula="of:=INDEX([.$D$32:.$D$51];[.J41])*[.N41]/INDEX([.$E$32:.$E$51];[.J41])+IF(INDEX([.$H$32:.$H$51];[.J41])=&quot;-&quot;;-1;1)*INDEX([.$F$32:.$F$51];[.J41])/INDEX([.$G$32:.$G$51];[.J41])" office:value-type="float" office:value="-9.57142857142857" calcext:value-type="float">
            <text:p>-9,57142857142857</text:p>
          </table:table-cell>
          <table:table-cell/>
          <table:table-cell table:style-name="ce35" table:formula="of:=IF([.A41]&lt;500000;-1;1)*2*RANDBETWEEN(1;5)" office:value-type="float" office:value="-8" calcext:value-type="float">
            <text:p>-8</text:p>
          </table:table-cell>
          <table:table-cell table:style-name="ce35" table:formula="of:=2*RANDBETWEEN(1;5)+1" office:value-type="float" office:value="7" calcext:value-type="float">
            <text:p>7</text:p>
          </table:table-cell>
          <table:table-cell table:style-name="ce35" table:formula="of:=GCD(ABS([.R41]);ABS([.S41]))" office:value-type="float" office:value="1" calcext:value-type="float">
            <text:p>1</text:p>
          </table:table-cell>
          <table:table-cell table:style-name="ce35" table:formula="of:=[.R41]/[.T41]" office:value-type="float" office:value="-8" calcext:value-type="float">
            <text:p>-8</text:p>
          </table:table-cell>
          <table:table-cell table:style-name="ce35" table:formula="of:=[.S41]/[.T41]" office:value-type="float" office:value="7" calcext:value-type="float">
            <text:p>7</text:p>
          </table:table-cell>
          <table:table-cell table:style-name="ce45" table:formula="of:=[.U41]/[.V41]" office:value-type="float" office:value="-1.14285714285714" calcext:value-type="float">
            <text:p>- 8/7 </text:p>
          </table:table-cell>
          <table:table-cell table:style-name="ce45" table:formula="of:=IF([.D41]=0;&quot;0&quot;;(IF([.D41]=[.E41];&quot;1&quot;;(IF([.D41]=-[.E41];&quot;-1&quot;;IF([.E41]=1;TEXT([.D41];10);[.W41]))))))" office:value-type="float" office:value="-1.14285714285714" calcext:value-type="float">
            <text:p>- 8/7 </text:p>
          </table:table-cell>
          <table:table-cell table:number-columns-repeated="990"/>
          <table:table-cell table:style-name="ce98" table:number-columns-repeated="2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514021" calcext:value-type="float">
            <text:p>514021</text:p>
          </table:table-cell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2]/[.T42]" office:value-type="float" office:value="4" calcext:value-type="float">
            <text:p>4</text:p>
          </table:table-cell>
          <table:table-cell table:style-name="ce35" table:formula="of:=[.S42]/[.T42]" office:value-type="float" office:value="3" calcext:value-type="float">
            <text:p>3</text:p>
          </table:table-cell>
          <table:table-cell table:style-name="ce24" table:formula="of:=RANDBETWEEN(0;12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2]&lt;500000;&quot;+&quot;;&quot;-&quot;)" office:value-type="string" office:string-value="-" calcext:value-type="string">
            <text:p>-</text:p>
          </table:table-cell>
          <table:table-cell table:style-name="ce29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4x/3" calcext:value-type="string">
            <text:p>y=4x/3</text:p>
          </table:table-cell>
          <table:table-cell table:style-name="ce24" table:formula="of:=RANK([.A42];[.$A$32:.$A$51];0)" office:value-type="float" office:value="8" calcext:value-type="float">
            <text:p>8</text:p>
          </table:table-cell>
          <table:table-cell table:style-name="ce40" table:formula="of:=INDEX([.$I$32:.$I$51];[.J42])" office:value-type="string" office:string-value="y=-x+2" calcext:value-type="string">
            <text:p>y=-x+2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2])*[.M42]/INDEX([.$E$32:.$E$51];[.J42])+IF(INDEX([.$H$32:.$H$51];[.J42])=&quot;-&quot;;-1;1)*INDEX([.$F$32:.$F$51];[.J42])/INDEX([.$G$32:.$G$51];[.J42])" office:value-type="float" office:value="13" calcext:value-type="float">
            <text:p>13</text:p>
          </table:table-cell>
          <table:table-cell table:style-name="ce23" table:formula="of:=INDEX([.$D$32:.$D$51];[.J42])*[.N42]/INDEX([.$E$32:.$E$51];[.J42])+IF(INDEX([.$H$32:.$H$51];[.J42])=&quot;-&quot;;-1;1)*INDEX([.$F$32:.$F$51];[.J42])/INDEX([.$G$32:.$G$51];[.J42])" office:value-type="float" office:value="-9" calcext:value-type="float">
            <text:p>-9</text:p>
          </table:table-cell>
          <table:table-cell/>
          <table:table-cell table:style-name="ce35" table:formula="of:=IF([.A42]&lt;500000;-1;1)*2*RANDBETWEEN(1;5)" office:value-type="float" office:value="4" calcext:value-type="float">
            <text:p>4</text:p>
          </table:table-cell>
          <table:table-cell table:style-name="ce35" table:formula="of:=2*RANDBETWEEN(1;5)+1" office:value-type="float" office:value="3" calcext:value-type="float">
            <text:p>3</text:p>
          </table:table-cell>
          <table:table-cell table:style-name="ce35" table:formula="of:=GCD(ABS([.R42]);ABS([.S42]))" office:value-type="float" office:value="1" calcext:value-type="float">
            <text:p>1</text:p>
          </table:table-cell>
          <table:table-cell table:style-name="ce35" table:formula="of:=[.R42]/[.T42]" office:value-type="float" office:value="4" calcext:value-type="float">
            <text:p>4</text:p>
          </table:table-cell>
          <table:table-cell table:style-name="ce35" table:formula="of:=[.S42]/[.T42]" office:value-type="float" office:value="3" calcext:value-type="float">
            <text:p>3</text:p>
          </table:table-cell>
          <table:table-cell table:style-name="ce45" table:formula="of:=[.U42]/[.V42]" office:value-type="float" office:value="1.33333333333333" calcext:value-type="float">
            <text:p><text:s/>4/3 </text:p>
          </table:table-cell>
          <table:table-cell table:style-name="ce45" table:formula="of:=IF([.D42]=0;&quot;0&quot;;(IF([.D42]=[.E42];&quot;1&quot;;(IF([.D42]=-[.E42];&quot;-1&quot;;IF([.E42]=1;TEXT([.D42];10);[.W42]))))))" office:value-type="float" office:value="1.33333333333333" calcext:value-type="float">
            <text:p><text:s/>4/3 </text:p>
          </table:table-cell>
          <table:table-cell table:number-columns-repeated="990"/>
          <table:table-cell table:style-name="ce98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574934" calcext:value-type="float">
            <text:p>574934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3]/[.T43]" office:value-type="float" office:value="10" calcext:value-type="float">
            <text:p>10</text:p>
          </table:table-cell>
          <table:table-cell table:style-name="ce35" table:formula="of:=[.S43]/[.T43]" office:value-type="float" office:value="3" calcext:value-type="float">
            <text:p>3</text:p>
          </table:table-cell>
          <table:table-cell table:style-name="ce24" table:formula="of:=RANDBETWEEN(0;12)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3]&lt;500000;&quot;+&quot;;&quot;-&quot;)" office:value-type="string" office:string-value="-" calcext:value-type="string">
            <text:p>-</text:p>
          </table:table-cell>
          <table:table-cell table:style-name="ce29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10x/3-10" calcext:value-type="string">
            <text:p>y=10x/3-10</text:p>
          </table:table-cell>
          <table:table-cell table:style-name="ce24" table:formula="of:=RANK([.A43];[.$A$32:.$A$51];0)" office:value-type="float" office:value="6" calcext:value-type="float">
            <text:p>6</text:p>
          </table:table-cell>
          <table:table-cell table:style-name="ce40" table:formula="of:=INDEX([.$I$32:.$I$51];[.J43])" office:value-type="string" office:string-value="y=-3x+4" calcext:value-type="string">
            <text:p>y=-3x+4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3])*[.M43]/INDEX([.$E$32:.$E$51];[.J43])+IF(INDEX([.$H$32:.$H$51];[.J43])=&quot;-&quot;;-1;1)*INDEX([.$F$32:.$F$51];[.J43])/INDEX([.$G$32:.$G$51];[.J43])" office:value-type="float" office:value="37" calcext:value-type="float">
            <text:p>37</text:p>
          </table:table-cell>
          <table:table-cell table:style-name="ce23" table:formula="of:=INDEX([.$D$32:.$D$51];[.J43])*[.N43]/INDEX([.$E$32:.$E$51];[.J43])+IF(INDEX([.$H$32:.$H$51];[.J43])=&quot;-&quot;;-1;1)*INDEX([.$F$32:.$F$51];[.J43])/INDEX([.$G$32:.$G$51];[.J43])" office:value-type="float" office:value="-29" calcext:value-type="float">
            <text:p>-29</text:p>
          </table:table-cell>
          <table:table-cell/>
          <table:table-cell table:style-name="ce35" table:formula="of:=IF([.A43]&lt;500000;-1;1)*2*RANDBETWEEN(1;5)" office:value-type="float" office:value="10" calcext:value-type="float">
            <text:p>10</text:p>
          </table:table-cell>
          <table:table-cell table:style-name="ce35" table:formula="of:=2*RANDBETWEEN(1;5)+1" office:value-type="float" office:value="3" calcext:value-type="float">
            <text:p>3</text:p>
          </table:table-cell>
          <table:table-cell table:style-name="ce35" table:formula="of:=GCD(ABS([.R43]);ABS([.S43]))" office:value-type="float" office:value="1" calcext:value-type="float">
            <text:p>1</text:p>
          </table:table-cell>
          <table:table-cell table:style-name="ce35" table:formula="of:=[.R43]/[.T43]" office:value-type="float" office:value="10" calcext:value-type="float">
            <text:p>10</text:p>
          </table:table-cell>
          <table:table-cell table:style-name="ce35" table:formula="of:=[.S43]/[.T43]" office:value-type="float" office:value="3" calcext:value-type="float">
            <text:p>3</text:p>
          </table:table-cell>
          <table:table-cell table:style-name="ce45" table:formula="of:=[.U43]/[.V43]" office:value-type="float" office:value="3.33333333333333" calcext:value-type="float">
            <text:p>10/3 </text:p>
          </table:table-cell>
          <table:table-cell table:style-name="ce45" table:formula="of:=IF([.D43]=0;&quot;0&quot;;(IF([.D43]=[.E43];&quot;1&quot;;(IF([.D43]=-[.E43];&quot;-1&quot;;IF([.E43]=1;TEXT([.D43];10);[.W43]))))))" office:value-type="float" office:value="3.33333333333333" calcext:value-type="float">
            <text:p>10/3 </text:p>
          </table:table-cell>
          <table:table-cell table:number-columns-repeated="990"/>
          <table:table-cell table:style-name="ce98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751055" calcext:value-type="float">
            <text:p>751055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4]/[.T44]" office:value-type="float" office:value="2" calcext:value-type="float">
            <text:p>2</text:p>
          </table:table-cell>
          <table:table-cell table:style-name="ce35" table:formula="of:=[.S44]/[.T44]" office:value-type="float" office:value="3" calcext:value-type="float">
            <text:p>3</text:p>
          </table:table-cell>
          <table:table-cell table:style-name="ce24" table:formula="of:=RANDBETWEEN(0;12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4]&lt;500000;&quot;+&quot;;&quot;-&quot;)" office:value-type="string" office:string-value="-" calcext:value-type="string">
            <text:p>-</text:p>
          </table:table-cell>
          <table:table-cell table:style-name="ce29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2x/3-1" calcext:value-type="string">
            <text:p>y=2x/3-1</text:p>
          </table:table-cell>
          <table:table-cell table:style-name="ce24" table:formula="of:=RANK([.A44];[.$A$32:.$A$51];0)" office:value-type="float" office:value="3" calcext:value-type="float">
            <text:p>3</text:p>
          </table:table-cell>
          <table:table-cell table:style-name="ce40" table:formula="of:=INDEX([.$I$32:.$I$51];[.J44])" office:value-type="string" office:string-value="y=-3x/7+26/7" calcext:value-type="string">
            <text:p>y=-3x/7+26/7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4])*[.M44]/INDEX([.$E$32:.$E$51];[.J44])+IF(INDEX([.$H$32:.$H$51];[.J44])=&quot;-&quot;;-1;1)*INDEX([.$F$32:.$F$51];[.J44])/INDEX([.$G$32:.$G$51];[.J44])" office:value-type="float" office:value="8.42857142857143" calcext:value-type="float">
            <text:p>8,42857142857143</text:p>
          </table:table-cell>
          <table:table-cell table:style-name="ce23" table:formula="of:=INDEX([.$D$32:.$D$51];[.J44])*[.N44]/INDEX([.$E$32:.$E$51];[.J44])+IF(INDEX([.$H$32:.$H$51];[.J44])=&quot;-&quot;;-1;1)*INDEX([.$F$32:.$F$51];[.J44])/INDEX([.$G$32:.$G$51];[.J44])" office:value-type="float" office:value="-1" calcext:value-type="float">
            <text:p>-1</text:p>
          </table:table-cell>
          <table:table-cell/>
          <table:table-cell table:style-name="ce35" table:formula="of:=IF([.A44]&lt;500000;-1;1)*2*RANDBETWEEN(1;5)" office:value-type="float" office:value="2" calcext:value-type="float">
            <text:p>2</text:p>
          </table:table-cell>
          <table:table-cell table:style-name="ce35" table:formula="of:=2*RANDBETWEEN(1;5)+1" office:value-type="float" office:value="3" calcext:value-type="float">
            <text:p>3</text:p>
          </table:table-cell>
          <table:table-cell table:style-name="ce35" table:formula="of:=GCD(ABS([.R44]);ABS([.S44]))" office:value-type="float" office:value="1" calcext:value-type="float">
            <text:p>1</text:p>
          </table:table-cell>
          <table:table-cell table:style-name="ce35" table:formula="of:=[.R44]/[.T44]" office:value-type="float" office:value="2" calcext:value-type="float">
            <text:p>2</text:p>
          </table:table-cell>
          <table:table-cell table:style-name="ce35" table:formula="of:=[.S44]/[.T44]" office:value-type="float" office:value="3" calcext:value-type="float">
            <text:p>3</text:p>
          </table:table-cell>
          <table:table-cell table:style-name="ce45" table:formula="of:=[.U44]/[.V44]" office:value-type="float" office:value="0.666666666666667" calcext:value-type="float">
            <text:p><text:s/>2/3 </text:p>
          </table:table-cell>
          <table:table-cell table:style-name="ce45" table:formula="of:=IF([.D44]=0;&quot;0&quot;;(IF([.D44]=[.E44];&quot;1&quot;;(IF([.D44]=-[.E44];&quot;-1&quot;;IF([.E44]=1;TEXT([.D44];10);[.W44]))))))" office:value-type="float" office:value="0.666666666666667" calcext:value-type="float">
            <text:p><text:s/>2/3 </text:p>
          </table:table-cell>
          <table:table-cell table:number-columns-repeated="990"/>
          <table:table-cell table:style-name="ce98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471021" calcext:value-type="float">
            <text:p>471021</text:p>
          </table:table-cell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5]/[.T45]" office:value-type="float" office:value="-8" calcext:value-type="float">
            <text:p>-8</text:p>
          </table:table-cell>
          <table:table-cell table:style-name="ce35" table:formula="of:=[.S45]/[.T45]" office:value-type="float" office:value="11" calcext:value-type="float">
            <text:p>11</text:p>
          </table:table-cell>
          <table:table-cell table:style-name="ce24" table:formula="of:=RANDBETWEEN(0;12)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5]&lt;500000;&quot;+&quot;;&quot;-&quot;)" office:value-type="string" office:string-value="+" calcext:value-type="string">
            <text:p>+</text:p>
          </table:table-cell>
          <table:table-cell table:style-name="ce29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-8x/11+5" calcext:value-type="string">
            <text:p>y=-8x/11+5</text:p>
          </table:table-cell>
          <table:table-cell table:style-name="ce24" table:formula="of:=RANK([.A45];[.$A$32:.$A$51];0)" office:value-type="float" office:value="9" calcext:value-type="float">
            <text:p>9</text:p>
          </table:table-cell>
          <table:table-cell table:style-name="ce40" table:formula="of:=INDEX([.$I$32:.$I$51];[.J45])" office:value-type="string" office:string-value="y=-2x+10" calcext:value-type="string">
            <text:p>y=-2x+10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5])*[.M45]/INDEX([.$E$32:.$E$51];[.J45])+IF(INDEX([.$H$32:.$H$51];[.J45])=&quot;-&quot;;-1;1)*INDEX([.$F$32:.$F$51];[.J45])/INDEX([.$G$32:.$G$51];[.J45])" office:value-type="float" office:value="32" calcext:value-type="float">
            <text:p>32</text:p>
          </table:table-cell>
          <table:table-cell table:style-name="ce23" table:formula="of:=INDEX([.$D$32:.$D$51];[.J45])*[.N45]/INDEX([.$E$32:.$E$51];[.J45])+IF(INDEX([.$H$32:.$H$51];[.J45])=&quot;-&quot;;-1;1)*INDEX([.$F$32:.$F$51];[.J45])/INDEX([.$G$32:.$G$51];[.J45])" office:value-type="float" office:value="-12" calcext:value-type="float">
            <text:p>-12</text:p>
          </table:table-cell>
          <table:table-cell/>
          <table:table-cell table:style-name="ce35" table:formula="of:=IF([.A45]&lt;500000;-1;1)*2*RANDBETWEEN(1;5)" office:value-type="float" office:value="-8" calcext:value-type="float">
            <text:p>-8</text:p>
          </table:table-cell>
          <table:table-cell table:style-name="ce35" table:formula="of:=2*RANDBETWEEN(1;5)+1" office:value-type="float" office:value="11" calcext:value-type="float">
            <text:p>11</text:p>
          </table:table-cell>
          <table:table-cell table:style-name="ce35" table:formula="of:=GCD(ABS([.R45]);ABS([.S45]))" office:value-type="float" office:value="1" calcext:value-type="float">
            <text:p>1</text:p>
          </table:table-cell>
          <table:table-cell table:style-name="ce35" table:formula="of:=[.R45]/[.T45]" office:value-type="float" office:value="-8" calcext:value-type="float">
            <text:p>-8</text:p>
          </table:table-cell>
          <table:table-cell table:style-name="ce35" table:formula="of:=[.S45]/[.T45]" office:value-type="float" office:value="11" calcext:value-type="float">
            <text:p>11</text:p>
          </table:table-cell>
          <table:table-cell table:style-name="ce45" table:formula="of:=[.U45]/[.V45]" office:value-type="float" office:value="-0.727272727272727" calcext:value-type="float">
            <text:p>- 8/11</text:p>
          </table:table-cell>
          <table:table-cell table:style-name="ce45" table:formula="of:=IF([.D45]=0;&quot;0&quot;;(IF([.D45]=[.E45];&quot;1&quot;;(IF([.D45]=-[.E45];&quot;-1&quot;;IF([.E45]=1;TEXT([.D45];10);[.W45]))))))" office:value-type="float" office:value="-0.727272727272727" calcext:value-type="float">
            <text:p>- 8/11</text:p>
          </table:table-cell>
          <table:table-cell table:number-columns-repeated="990"/>
          <table:table-cell table:style-name="ce98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210041" calcext:value-type="float">
            <text:p>210041</text:p>
          </table:table-cell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6]/[.T46]" office:value-type="float" office:value="-3" calcext:value-type="float">
            <text:p>-3</text:p>
          </table:table-cell>
          <table:table-cell table:style-name="ce35" table:formula="of:=[.S46]/[.T46]" office:value-type="float" office:value="10" calcext:value-type="float">
            <text:p>10</text:p>
          </table:table-cell>
          <table:table-cell table:style-name="ce24" table:formula="of:=RANDBETWEEN(0;12)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6]&lt;500000;&quot;+&quot;;&quot;-&quot;)" office:value-type="string" office:string-value="+" calcext:value-type="string">
            <text:p>+</text:p>
          </table:table-cell>
          <table:table-cell table:style-name="ce29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-3x/10+12" calcext:value-type="string">
            <text:p>y=-3x/10+12</text:p>
          </table:table-cell>
          <table:table-cell table:style-name="ce24" table:formula="of:=RANK([.A46];[.$A$32:.$A$51];0)" office:value-type="float" office:value="19" calcext:value-type="float">
            <text:p>19</text:p>
          </table:table-cell>
          <table:table-cell table:style-name="ce40" table:formula="of:=INDEX([.$I$32:.$I$51];[.J46])" office:value-type="string" office:string-value="y=-3x/8+5" calcext:value-type="string">
            <text:p>y=-3x/8+5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6])*[.M46]/INDEX([.$E$32:.$E$51];[.J46])+IF(INDEX([.$H$32:.$H$51];[.J46])=&quot;-&quot;;-1;1)*INDEX([.$F$32:.$F$51];[.J46])/INDEX([.$G$32:.$G$51];[.J46])" office:value-type="float" office:value="9.125" calcext:value-type="float">
            <text:p>9,125</text:p>
          </table:table-cell>
          <table:table-cell table:style-name="ce23" table:formula="of:=INDEX([.$D$32:.$D$51];[.J46])*[.N46]/INDEX([.$E$32:.$E$51];[.J46])+IF(INDEX([.$H$32:.$H$51];[.J46])=&quot;-&quot;;-1;1)*INDEX([.$F$32:.$F$51];[.J46])/INDEX([.$G$32:.$G$51];[.J46])" office:value-type="float" office:value="0.875" calcext:value-type="float">
            <text:p>0,875</text:p>
          </table:table-cell>
          <table:table-cell/>
          <table:table-cell table:style-name="ce35" table:formula="of:=IF([.A46]&lt;500000;-1;1)*2*RANDBETWEEN(1;5)+1" office:value-type="float" office:value="-3" calcext:value-type="float">
            <text:p>-3</text:p>
          </table:table-cell>
          <table:table-cell table:style-name="ce35" table:formula="of:=2*RANDBETWEEN(1;5)" office:value-type="float" office:value="10" calcext:value-type="float">
            <text:p>10</text:p>
          </table:table-cell>
          <table:table-cell table:style-name="ce35" table:formula="of:=GCD(ABS([.R46]);ABS([.S46]))" office:value-type="float" office:value="1" calcext:value-type="float">
            <text:p>1</text:p>
          </table:table-cell>
          <table:table-cell table:style-name="ce35" table:formula="of:=[.R46]/[.T46]" office:value-type="float" office:value="-3" calcext:value-type="float">
            <text:p>-3</text:p>
          </table:table-cell>
          <table:table-cell table:style-name="ce35" table:formula="of:=[.S46]/[.T46]" office:value-type="float" office:value="10" calcext:value-type="float">
            <text:p>10</text:p>
          </table:table-cell>
          <table:table-cell table:style-name="ce45" table:formula="of:=[.U46]/[.V46]" office:value-type="float" office:value="-0.3" calcext:value-type="float">
            <text:p>- 3/10</text:p>
          </table:table-cell>
          <table:table-cell table:style-name="ce45" table:formula="of:=IF([.D46]=0;&quot;0&quot;;(IF([.D46]=[.E46];&quot;1&quot;;(IF([.D46]=-[.E46];&quot;-1&quot;;IF([.E46]=1;TEXT([.D46];10);[.W46]))))))" office:value-type="float" office:value="-0.3" calcext:value-type="float">
            <text:p>- 3/10</text:p>
          </table:table-cell>
          <table:table-cell table:number-columns-repeated="990"/>
          <table:table-cell table:style-name="ce98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693125" calcext:value-type="float">
            <text:p>693125</text:p>
          </table:table-cell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7]/[.T47]" office:value-type="float" office:value="11" calcext:value-type="float">
            <text:p>11</text:p>
          </table:table-cell>
          <table:table-cell table:style-name="ce35" table:formula="of:=[.S47]/[.T47]" office:value-type="float" office:value="2" calcext:value-type="float">
            <text:p>2</text:p>
          </table:table-cell>
          <table:table-cell table:style-name="ce24" table:formula="of:=RANDBETWEEN(0;12)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7]&lt;500000;&quot;+&quot;;&quot;-&quot;)" office:value-type="string" office:string-value="-" calcext:value-type="string">
            <text:p>-</text:p>
          </table:table-cell>
          <table:table-cell table:style-name="ce29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11x/2-7" calcext:value-type="string">
            <text:p>y=11x/2-7</text:p>
          </table:table-cell>
          <table:table-cell table:style-name="ce24" table:formula="of:=RANK([.A47];[.$A$32:.$A$51];0)" office:value-type="float" office:value="4" calcext:value-type="float">
            <text:p>4</text:p>
          </table:table-cell>
          <table:table-cell table:style-name="ce40" table:formula="of:=INDEX([.$I$32:.$I$51];[.J47])" office:value-type="string" office:string-value="y=-3x/13+86/13" calcext:value-type="string">
            <text:p>y=-3x/13+86/13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7])*[.M47]/INDEX([.$E$32:.$E$51];[.J47])+IF(INDEX([.$H$32:.$H$51];[.J47])=&quot;-&quot;;-1;1)*INDEX([.$F$32:.$F$51];[.J47])/INDEX([.$G$32:.$G$51];[.J47])" office:value-type="float" office:value="9.15384615384615" calcext:value-type="float">
            <text:p>9,15384615384615</text:p>
          </table:table-cell>
          <table:table-cell table:style-name="ce23" table:formula="of:=INDEX([.$D$32:.$D$51];[.J47])*[.N47]/INDEX([.$E$32:.$E$51];[.J47])+IF(INDEX([.$H$32:.$H$51];[.J47])=&quot;-&quot;;-1;1)*INDEX([.$F$32:.$F$51];[.J47])/INDEX([.$G$32:.$G$51];[.J47])" office:value-type="float" office:value="4.07692307692308" calcext:value-type="float">
            <text:p>4,07692307692308</text:p>
          </table:table-cell>
          <table:table-cell/>
          <table:table-cell table:style-name="ce35" table:formula="of:=IF([.A47]&lt;500000;-1;1)*2*RANDBETWEEN(1;5)+1" office:value-type="float" office:value="11" calcext:value-type="float">
            <text:p>11</text:p>
          </table:table-cell>
          <table:table-cell table:style-name="ce35" table:formula="of:=2*RANDBETWEEN(1;5)" office:value-type="float" office:value="2" calcext:value-type="float">
            <text:p>2</text:p>
          </table:table-cell>
          <table:table-cell table:style-name="ce35" table:formula="of:=GCD(ABS([.R47]);ABS([.S47]))" office:value-type="float" office:value="1" calcext:value-type="float">
            <text:p>1</text:p>
          </table:table-cell>
          <table:table-cell table:style-name="ce35" table:formula="of:=[.R47]/[.T47]" office:value-type="float" office:value="11" calcext:value-type="float">
            <text:p>11</text:p>
          </table:table-cell>
          <table:table-cell table:style-name="ce35" table:formula="of:=[.S47]/[.T47]" office:value-type="float" office:value="2" calcext:value-type="float">
            <text:p>2</text:p>
          </table:table-cell>
          <table:table-cell table:style-name="ce45" table:formula="of:=[.U47]/[.V47]" office:value-type="float" office:value="5.5" calcext:value-type="float">
            <text:p>11/2 </text:p>
          </table:table-cell>
          <table:table-cell table:style-name="ce45" table:formula="of:=IF([.D47]=0;&quot;0&quot;;(IF([.D47]=[.E47];&quot;1&quot;;(IF([.D47]=-[.E47];&quot;-1&quot;;IF([.E47]=1;TEXT([.D47];10);[.W47]))))))" office:value-type="float" office:value="5.5" calcext:value-type="float">
            <text:p>11/2 </text:p>
          </table:table-cell>
          <table:table-cell table:number-columns-repeated="990"/>
          <table:table-cell table:style-name="ce98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419090" calcext:value-type="float">
            <text:p>419090</text:p>
          </table:table-cell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8]/[.T48]" office:value-type="float" office:value="-5" calcext:value-type="float">
            <text:p>-5</text:p>
          </table:table-cell>
          <table:table-cell table:style-name="ce35" table:formula="of:=[.S48]/[.T48]" office:value-type="float" office:value="4" calcext:value-type="float">
            <text:p>4</text:p>
          </table:table-cell>
          <table:table-cell table:style-name="ce24" table:formula="of:=RANDBETWEEN(0;12)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8]&lt;500000;&quot;+&quot;;&quot;-&quot;)" office:value-type="string" office:string-value="+" calcext:value-type="string">
            <text:p>+</text:p>
          </table:table-cell>
          <table:table-cell table:style-name="ce29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-5x/4+12" calcext:value-type="string">
            <text:p>y=-5x/4+12</text:p>
          </table:table-cell>
          <table:table-cell table:style-name="ce24" table:formula="of:=RANK([.A48];[.$A$32:.$A$51];0)" office:value-type="float" office:value="12" calcext:value-type="float">
            <text:p>12</text:p>
          </table:table-cell>
          <table:table-cell table:style-name="ce40" table:formula="of:=INDEX([.$I$32:.$I$51];[.J48])" office:value-type="string" office:string-value="y=10x/3-10" calcext:value-type="string">
            <text:p>y=10x/3-10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8])*[.M48]/INDEX([.$E$32:.$E$51];[.J48])+IF(INDEX([.$H$32:.$H$51];[.J48])=&quot;-&quot;;-1;1)*INDEX([.$F$32:.$F$51];[.J48])/INDEX([.$G$32:.$G$51];[.J48])" office:value-type="float" office:value="-46.6666666666667" calcext:value-type="float">
            <text:p>-46,6666666666667</text:p>
          </table:table-cell>
          <table:table-cell table:style-name="ce23" table:formula="of:=INDEX([.$D$32:.$D$51];[.J48])*[.N48]/INDEX([.$E$32:.$E$51];[.J48])+IF(INDEX([.$H$32:.$H$51];[.J48])=&quot;-&quot;;-1;1)*INDEX([.$F$32:.$F$51];[.J48])/INDEX([.$G$32:.$G$51];[.J48])" office:value-type="float" office:value="26.6666666666667" calcext:value-type="float">
            <text:p>26,6666666666667</text:p>
          </table:table-cell>
          <table:table-cell/>
          <table:table-cell table:style-name="ce35" table:formula="of:=IF([.A48]&lt;500000;-1;1)*2*RANDBETWEEN(1;5)+1" office:value-type="float" office:value="-5" calcext:value-type="float">
            <text:p>-5</text:p>
          </table:table-cell>
          <table:table-cell table:style-name="ce35" table:formula="of:=2*RANDBETWEEN(1;5)" office:value-type="float" office:value="4" calcext:value-type="float">
            <text:p>4</text:p>
          </table:table-cell>
          <table:table-cell table:style-name="ce35" table:formula="of:=GCD(ABS([.R48]);ABS([.S48]))" office:value-type="float" office:value="1" calcext:value-type="float">
            <text:p>1</text:p>
          </table:table-cell>
          <table:table-cell table:style-name="ce35" table:formula="of:=[.R48]/[.T48]" office:value-type="float" office:value="-5" calcext:value-type="float">
            <text:p>-5</text:p>
          </table:table-cell>
          <table:table-cell table:style-name="ce35" table:formula="of:=[.S48]/[.T48]" office:value-type="float" office:value="4" calcext:value-type="float">
            <text:p>4</text:p>
          </table:table-cell>
          <table:table-cell table:style-name="ce45" table:formula="of:=[.U48]/[.V48]" office:value-type="float" office:value="-1.25" calcext:value-type="float">
            <text:p>- 5/4 </text:p>
          </table:table-cell>
          <table:table-cell table:style-name="ce45" table:formula="of:=IF([.D48]=0;&quot;0&quot;;(IF([.D48]=[.E48];&quot;1&quot;;(IF([.D48]=-[.E48];&quot;-1&quot;;IF([.E48]=1;TEXT([.D48];10);[.W48]))))))" office:value-type="float" office:value="-1.25" calcext:value-type="float">
            <text:p>- 5/4 </text:p>
          </table:table-cell>
          <table:table-cell table:number-columns-repeated="990"/>
          <table:table-cell table:style-name="ce98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755208" calcext:value-type="float">
            <text:p>755208</text:p>
          </table:table-cell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9]/[.T49]" office:value-type="float" office:value="1" calcext:value-type="float">
            <text:p>1</text:p>
          </table:table-cell>
          <table:table-cell table:style-name="ce35" table:formula="of:=[.S49]/[.T49]" office:value-type="float" office:value="2" calcext:value-type="float">
            <text:p>2</text:p>
          </table:table-cell>
          <table:table-cell table:style-name="ce24" table:formula="of:=RANDBETWEEN(0;12)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9]&lt;500000;&quot;+&quot;;&quot;-&quot;)" office:value-type="string" office:string-value="-" calcext:value-type="string">
            <text:p>-</text:p>
          </table:table-cell>
          <table:table-cell table:style-name="ce29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x/2-2" calcext:value-type="string">
            <text:p>y=x/2-2</text:p>
          </table:table-cell>
          <table:table-cell table:style-name="ce24" table:formula="of:=RANK([.A49];[.$A$32:.$A$51];0)" office:value-type="float" office:value="2" calcext:value-type="float">
            <text:p>2</text:p>
          </table:table-cell>
          <table:table-cell table:style-name="ce40" table:formula="of:=INDEX([.$I$32:.$I$51];[.J49])" office:value-type="string" office:string-value="y=2x/9-61/9" calcext:value-type="string">
            <text:p>y=2x/9-61/9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9])*[.M49]/INDEX([.$E$32:.$E$51];[.J49])+IF(INDEX([.$H$32:.$H$51];[.J49])=&quot;-&quot;;-1;1)*INDEX([.$F$32:.$F$51];[.J49])/INDEX([.$G$32:.$G$51];[.J49])" office:value-type="float" office:value="-9.22222222222222" calcext:value-type="float">
            <text:p>-9,22222222222222</text:p>
          </table:table-cell>
          <table:table-cell table:style-name="ce23" table:formula="of:=INDEX([.$D$32:.$D$51];[.J49])*[.N49]/INDEX([.$E$32:.$E$51];[.J49])+IF(INDEX([.$H$32:.$H$51];[.J49])=&quot;-&quot;;-1;1)*INDEX([.$F$32:.$F$51];[.J49])/INDEX([.$G$32:.$G$51];[.J49])" office:value-type="float" office:value="-4.33333333333333" calcext:value-type="float">
            <text:p>-4,33333333333333</text:p>
          </table:table-cell>
          <table:table-cell/>
          <table:table-cell table:style-name="ce35" table:formula="of:=IF([.A49]&lt;500000;-1;1)*2*RANDBETWEEN(1;5)+1" office:value-type="float" office:value="3" calcext:value-type="float">
            <text:p>3</text:p>
          </table:table-cell>
          <table:table-cell table:style-name="ce35" table:formula="of:=2*RANDBETWEEN(1;5)" office:value-type="float" office:value="6" calcext:value-type="float">
            <text:p>6</text:p>
          </table:table-cell>
          <table:table-cell table:style-name="ce35" table:formula="of:=GCD(ABS([.R49]);ABS([.S49]))" office:value-type="float" office:value="3" calcext:value-type="float">
            <text:p>3</text:p>
          </table:table-cell>
          <table:table-cell table:style-name="ce35" table:formula="of:=[.R49]/[.T49]" office:value-type="float" office:value="1" calcext:value-type="float">
            <text:p>1</text:p>
          </table:table-cell>
          <table:table-cell table:style-name="ce35" table:formula="of:=[.S49]/[.T49]" office:value-type="float" office:value="2" calcext:value-type="float">
            <text:p>2</text:p>
          </table:table-cell>
          <table:table-cell table:style-name="ce45" table:formula="of:=[.U49]/[.V49]" office:value-type="float" office:value="0.5" calcext:value-type="float">
            <text:p><text:s/>1/2 </text:p>
          </table:table-cell>
          <table:table-cell table:style-name="ce45" table:formula="of:=IF([.D49]=0;&quot;0&quot;;(IF([.D49]=[.E49];&quot;1&quot;;(IF([.D49]=-[.E49];&quot;-1&quot;;IF([.E49]=1;TEXT([.D49];10);[.W49]))))))" office:value-type="float" office:value="0.5" calcext:value-type="float">
            <text:p><text:s/>1/2 </text:p>
          </table:table-cell>
          <table:table-cell table:number-columns-repeated="990"/>
          <table:table-cell table:style-name="ce98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264646" calcext:value-type="float">
            <text:p>264646</text:p>
          </table:table-cell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50]/[.T50]" office:value-type="float" office:value="-3" calcext:value-type="float">
            <text:p>-3</text:p>
          </table:table-cell>
          <table:table-cell table:style-name="ce35" table:formula="of:=[.S50]/[.T50]" office:value-type="float" office:value="8" calcext:value-type="float">
            <text:p>8</text:p>
          </table:table-cell>
          <table:table-cell table:style-name="ce24" table:formula="of:=RANDBETWEEN(0;12)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50]&lt;500000;&quot;+&quot;;&quot;-&quot;)" office:value-type="string" office:string-value="+" calcext:value-type="string">
            <text:p>+</text:p>
          </table:table-cell>
          <table:table-cell table:style-name="ce29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-3x/8+5" calcext:value-type="string">
            <text:p>y=-3x/8+5</text:p>
          </table:table-cell>
          <table:table-cell table:style-name="ce24" table:formula="of:=RANK([.A50];[.$A$32:.$A$51];0)" office:value-type="float" office:value="17" calcext:value-type="float">
            <text:p>17</text:p>
          </table:table-cell>
          <table:table-cell table:style-name="ce40" table:formula="of:=INDEX([.$I$32:.$I$51];[.J50])" office:value-type="string" office:string-value="y=-5x/4+12" calcext:value-type="string">
            <text:p>y=-5x/4+12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50])*[.M50]/INDEX([.$E$32:.$E$51];[.J50])+IF(INDEX([.$H$32:.$H$51];[.J50])=&quot;-&quot;;-1;1)*INDEX([.$F$32:.$F$51];[.J50])/INDEX([.$G$32:.$G$51];[.J50])" office:value-type="float" office:value="25.75" calcext:value-type="float">
            <text:p>25,75</text:p>
          </table:table-cell>
          <table:table-cell table:style-name="ce23" table:formula="of:=INDEX([.$D$32:.$D$51];[.J50])*[.N50]/INDEX([.$E$32:.$E$51];[.J50])+IF(INDEX([.$H$32:.$H$51];[.J50])=&quot;-&quot;;-1;1)*INDEX([.$F$32:.$F$51];[.J50])/INDEX([.$G$32:.$G$51];[.J50])" office:value-type="float" office:value="-1.75" calcext:value-type="float">
            <text:p>-1,75</text:p>
          </table:table-cell>
          <table:table-cell/>
          <table:table-cell table:style-name="ce35" table:formula="of:=IF([.A50]&lt;500000;-1;1)*2*RANDBETWEEN(1;5)+1" office:value-type="float" office:value="-3" calcext:value-type="float">
            <text:p>-3</text:p>
          </table:table-cell>
          <table:table-cell table:style-name="ce35" table:formula="of:=2*RANDBETWEEN(1;5)" office:value-type="float" office:value="8" calcext:value-type="float">
            <text:p>8</text:p>
          </table:table-cell>
          <table:table-cell table:style-name="ce35" table:formula="of:=GCD(ABS([.R50]);ABS([.S50]))" office:value-type="float" office:value="1" calcext:value-type="float">
            <text:p>1</text:p>
          </table:table-cell>
          <table:table-cell table:style-name="ce35" table:formula="of:=[.R50]/[.T50]" office:value-type="float" office:value="-3" calcext:value-type="float">
            <text:p>-3</text:p>
          </table:table-cell>
          <table:table-cell table:style-name="ce35" table:formula="of:=[.S50]/[.T50]" office:value-type="float" office:value="8" calcext:value-type="float">
            <text:p>8</text:p>
          </table:table-cell>
          <table:table-cell table:style-name="ce45" table:formula="of:=[.U50]/[.V50]" office:value-type="float" office:value="-0.375" calcext:value-type="float">
            <text:p>- 3/8 </text:p>
          </table:table-cell>
          <table:table-cell table:style-name="ce45" table:formula="of:=IF([.D50]=0;&quot;0&quot;;(IF([.D50]=[.E50];&quot;1&quot;;(IF([.D50]=-[.E50];&quot;-1&quot;;IF([.E50]=1;TEXT([.D50];10);[.W50]))))))" office:value-type="float" office:value="-0.375" calcext:value-type="float">
            <text:p>- 3/8 </text:p>
          </table:table-cell>
          <table:table-cell table:number-columns-repeated="990"/>
          <table:table-cell table:style-name="ce98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24" table:formula="of:=RANDBETWEEN(1;1000000)" office:value-type="float" office:value="690747" calcext:value-type="float">
            <text:p>690747</text:p>
          </table:table-cell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51]/[.T51]" office:value-type="float" office:value="9" calcext:value-type="float">
            <text:p>9</text:p>
          </table:table-cell>
          <table:table-cell table:style-name="ce35" table:formula="of:=[.S51]/[.T51]" office:value-type="float" office:value="10" calcext:value-type="float">
            <text:p>10</text:p>
          </table:table-cell>
          <table:table-cell table:style-name="ce24" table:formula="of:=RANDBETWEEN(0;12)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51]&lt;500000;&quot;+&quot;;&quot;-&quot;)" office:value-type="string" office:string-value="-" calcext:value-type="string">
            <text:p>-</text:p>
          </table:table-cell>
          <table:table-cell table:style-name="ce29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9x/10-11" calcext:value-type="string">
            <text:p>y=9x/10-11</text:p>
          </table:table-cell>
          <table:table-cell table:style-name="ce24" table:formula="of:=RANK([.A51];[.$A$32:.$A$51];0)" office:value-type="float" office:value="5" calcext:value-type="float">
            <text:p>5</text:p>
          </table:table-cell>
          <table:table-cell table:style-name="ce40" table:formula="of:=INDEX([.$I$32:.$I$51];[.J51])" office:value-type="string" office:string-value="y=-4x-5" calcext:value-type="string">
            <text:p>y=-4x-5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51])*[.M51]/INDEX([.$E$32:.$E$51];[.J51])+IF(INDEX([.$H$32:.$H$51];[.J51])=&quot;-&quot;;-1;1)*INDEX([.$F$32:.$F$51];[.J51])/INDEX([.$G$32:.$G$51];[.J51])" office:value-type="float" office:value="39" calcext:value-type="float">
            <text:p>39</text:p>
          </table:table-cell>
          <table:table-cell table:style-name="ce23" table:formula="of:=INDEX([.$D$32:.$D$51];[.J51])*[.N51]/INDEX([.$E$32:.$E$51];[.J51])+IF(INDEX([.$H$32:.$H$51];[.J51])=&quot;-&quot;;-1;1)*INDEX([.$F$32:.$F$51];[.J51])/INDEX([.$G$32:.$G$51];[.J51])" office:value-type="float" office:value="-49" calcext:value-type="float">
            <text:p>-49</text:p>
          </table:table-cell>
          <table:table-cell/>
          <table:table-cell table:style-name="ce35" table:formula="of:=IF([.A51]&lt;500000;-1;1)*2*RANDBETWEEN(1;5)+1" office:value-type="float" office:value="9" calcext:value-type="float">
            <text:p>9</text:p>
          </table:table-cell>
          <table:table-cell table:style-name="ce35" table:formula="of:=2*RANDBETWEEN(1;5)" office:value-type="float" office:value="10" calcext:value-type="float">
            <text:p>10</text:p>
          </table:table-cell>
          <table:table-cell table:style-name="ce35" table:formula="of:=GCD(ABS([.R51]);ABS([.S51]))" office:value-type="float" office:value="1" calcext:value-type="float">
            <text:p>1</text:p>
          </table:table-cell>
          <table:table-cell table:style-name="ce35" table:formula="of:=[.R51]/[.T51]" office:value-type="float" office:value="9" calcext:value-type="float">
            <text:p>9</text:p>
          </table:table-cell>
          <table:table-cell table:style-name="ce35" table:formula="of:=[.S51]/[.T51]" office:value-type="float" office:value="10" calcext:value-type="float">
            <text:p>10</text:p>
          </table:table-cell>
          <table:table-cell table:style-name="ce45" table:formula="of:=[.U51]/[.V51]" office:value-type="float" office:value="0.9" calcext:value-type="float">
            <text:p><text:s/>9/10</text:p>
          </table:table-cell>
          <table:table-cell table:style-name="ce45" table:formula="of:=IF([.D51]=0;&quot;0&quot;;(IF([.D51]=[.E51];&quot;1&quot;;(IF([.D51]=-[.E51];&quot;-1&quot;;IF([.E51]=1;TEXT([.D51];10);[.W51]))))))" office:value-type="float" office:value="0.9" calcext:value-type="float">
            <text:p><text:s/>9/10</text:p>
          </table:table-cell>
          <table:table-cell table:number-columns-repeated="990"/>
          <table:table-cell table:style-name="ce98"/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1" office:value-type="string" calcext:value-type="string">
            <text:p>x_A</text:p>
          </table:table-cell>
          <table:table-cell table:style-name="ce23" office:value-type="string" calcext:value-type="string">
            <text:p>y_A</text:p>
          </table:table-cell>
          <table:table-cell table:style-name="ce71" office:value-type="string" calcext:value-type="string">
            <text:p>x_B</text:p>
          </table:table-cell>
          <table:table-cell table:style-name="ce23" office:value-type="string" calcext:value-type="string">
            <text:p>y_B</text:p>
          </table:table-cell>
          <table:table-cell table:number-columns-repeated="16"/>
          <table:table-cell table:style-name="ce93" office:value-type="string" calcext:value-type="string">
            <text:p>Dénom</text:p>
          </table:table-cell>
          <table:table-cell table:number-columns-repeated="2" table:style-name="ce93" office:value-type="string" calcext:value-type="string">
            <text:p>Fraction</text:p>
          </table:table-cell>
          <table:table-cell table:number-columns-repeated="1000"/>
        </table:table-row>
        <table:table-row table:style-name="ro1">
          <table:table-cell/>
          <table:table-cell table:style-name="ce40" table:formula="of:=RANDBETWEEN(-11;-1)" office:value-type="float" office:value="-2" calcext:value-type="float">
            <text:p>-2</text:p>
          </table:table-cell>
          <table:table-cell table:style-name="ce40" table:formula="of:=RANDBETWEEN(-11;-1)" office:value-type="float" office:value="-3" calcext:value-type="float">
            <text:p>-3</text:p>
          </table:table-cell>
          <table:table-cell table:style-name="ce40" table:formula="of:=RANDBETWEEN(1;11)" office:value-type="float" office:value="10" calcext:value-type="float">
            <text:p>10</text:p>
          </table:table-cell>
          <table:table-cell table:style-name="ce40" table:formula="of:=RANDBETWEEN(1;11)" office:value-type="float" office:value="6" calcext:value-type="float">
            <text:p>6</text:p>
          </table:table-cell>
          <table:table-cell table:number-columns-repeated="12"/>
          <table:table-cell table:style-name="ce93" office:value-type="string" calcext:value-type="string">
            <text:p>Num</text:p>
          </table:table-cell>
          <table:table-cell table:style-name="ce93" office:value-type="string" calcext:value-type="string">
            <text:p>Dénom</text:p>
          </table:table-cell>
          <table:table-cell table:style-name="ce93" office:value-type="string" calcext:value-type="string">
            <text:p>PGCD</text:p>
          </table:table-cell>
          <table:table-cell table:style-name="ce93" office:value-type="string" calcext:value-type="string">
            <text:p>Num simp</text:p>
          </table:table-cell>
          <table:table-cell table:number-columns-repeated="3" table:style-name="ce93" office:value-type="string" calcext:value-type="string">
            <text:p>simp</text:p>
          </table:table-cell>
          <table:table-cell table:number-columns-repeated="1000"/>
        </table:table-row>
        <table:table-row table:style-name="ro1">
          <table:table-cell/>
          <table:table-cell table:style-name="ce40" table:formula="of:=RANDBETWEEN(-11;-1)" office:value-type="float" office:value="-1" calcext:value-type="float">
            <text:p>-1</text:p>
          </table:table-cell>
          <table:table-cell table:style-name="ce40" table:formula="of:=RANDBETWEEN(-11;-6)" office:value-type="float" office:value="-7" calcext:value-type="float">
            <text:p>-7</text:p>
          </table:table-cell>
          <table:table-cell table:style-name="ce40" table:formula="of:=RANDBETWEEN(1;11)" office:value-type="float" office:value="8" calcext:value-type="float">
            <text:p>8</text:p>
          </table:table-cell>
          <table:table-cell table:style-name="ce40" table:formula="of:=RANDBETWEEN(-5;-1)" office:value-type="float" office:value="-5" calcext:value-type="float">
            <text:p>-5</text:p>
          </table:table-cell>
          <table:table-cell table:number-columns-repeated="12"/>
          <table:table-cell table:style-name="ce40" table:formula="of:=[.C54]*([.D54]-[.B54])-[.B54]*([.E54]-[.C54])" office:value-type="float" office:value="-18" calcext:value-type="float">
            <text:p>-18</text:p>
          </table:table-cell>
          <table:table-cell table:style-name="ce40" table:formula="of:=[.D54]-[.B54]" office:value-type="float" office:value="12" calcext:value-type="float">
            <text:p>12</text:p>
          </table:table-cell>
          <table:table-cell table:style-name="ce82" table:formula="of:=GCD(ABS([.R55]);ABS([.S55]))" office:value-type="float" office:value="6" calcext:value-type="float">
            <text:p>6</text:p>
          </table:table-cell>
          <table:table-cell table:style-name="ce82" table:formula="of:=[.R55]/[.T55]" office:value-type="float" office:value="-3" calcext:value-type="float">
            <text:p>-3</text:p>
          </table:table-cell>
          <table:table-cell table:style-name="ce82" table:formula="of:=[.S55]/[.T55]" office:value-type="float" office:value="2" calcext:value-type="float">
            <text:p>2</text:p>
          </table:table-cell>
          <table:table-cell table:style-name="ce91" table:formula="of:=[.U55]/[.V55]" office:value-type="float" office:value="-1.5" calcext:value-type="float">
            <text:p>- 3/2 </text:p>
          </table:table-cell>
          <table:table-cell table:style-name="ce91" table:formula="of:=IF([.U55]=0;&quot;0&quot;;(IF([.U55]=[.V55];&quot;1&quot;;(IF([.U55]=-[.V55];&quot;-1&quot;;IF([.V55]=1;TEXT([.U55];10);[.W55]))))))" office:value-type="float" office:value="-1.5" calcext:value-type="float">
            <text:p>- 3/2 </text:p>
          </table:table-cell>
          <table:table-cell table:number-columns-repeated="1000"/>
        </table:table-row>
        <table:table-row table:style-name="ro1">
          <table:table-cell/>
          <table:table-cell table:style-name="ce40" table:formula="of:=RANDBETWEEN(-11;-1)" office:value-type="float" office:value="-3" calcext:value-type="float">
            <text:p>-3</text:p>
          </table:table-cell>
          <table:table-cell table:style-name="ce40" table:formula="of:=RANDBETWEEN(1;11)" office:value-type="float" office:value="5" calcext:value-type="float">
            <text:p>5</text:p>
          </table:table-cell>
          <table:table-cell table:style-name="ce40" table:formula="of:=RANDBETWEEN(1;11)" office:value-type="float" office:value="11" calcext:value-type="float">
            <text:p>11</text:p>
          </table:table-cell>
          <table:table-cell table:style-name="ce40" table:formula="of:=RANDBETWEEN(-11;1)" office:value-type="float" office:value="-1" calcext:value-type="float">
            <text:p>-1</text:p>
          </table:table-cell>
          <table:table-cell table:number-columns-repeated="12"/>
          <table:table-cell table:style-name="ce40" table:formula="of:=[.C55]*([.D55]-[.B55])-[.B55]*([.E55]-[.C55])" office:value-type="float" office:value="-61" calcext:value-type="float">
            <text:p>-61</text:p>
          </table:table-cell>
          <table:table-cell table:style-name="ce40" table:formula="of:=[.D55]-[.B55]" office:value-type="float" office:value="9" calcext:value-type="float">
            <text:p>9</text:p>
          </table:table-cell>
          <table:table-cell table:style-name="ce82" table:formula="of:=GCD(ABS([.R56]);ABS([.S56]))" office:value-type="float" office:value="1" calcext:value-type="float">
            <text:p>1</text:p>
          </table:table-cell>
          <table:table-cell table:style-name="ce82" table:formula="of:=[.R56]/[.T56]" office:value-type="float" office:value="-61" calcext:value-type="float">
            <text:p>-61</text:p>
          </table:table-cell>
          <table:table-cell table:style-name="ce82" table:formula="of:=[.S56]/[.T56]" office:value-type="float" office:value="9" calcext:value-type="float">
            <text:p>9</text:p>
          </table:table-cell>
          <table:table-cell table:style-name="ce91" table:formula="of:=[.U56]/[.V56]" office:value-type="float" office:value="-6.77777777777778" calcext:value-type="float">
            <text:p>-61/9 </text:p>
          </table:table-cell>
          <table:table-cell table:style-name="ce91" table:formula="of:=IF([.U56]=0;&quot;0&quot;;(IF([.U56]=[.V56];&quot;1&quot;;(IF([.U56]=-[.V56];&quot;-1&quot;;IF([.V56]=1;TEXT([.U56];10);[.W56]))))))" office:value-type="float" office:value="-6.77777777777778" calcext:value-type="float">
            <text:p>-61/9 </text:p>
          </table:table-cell>
          <table:table-cell table:number-columns-repeated="1000"/>
        </table:table-row>
        <table:table-row table:style-name="ro1">
          <table:table-cell/>
          <table:table-cell table:style-name="ce40" table:formula="of:=RANDBETWEEN(-11;-1)" office:value-type="float" office:value="-6" calcext:value-type="float">
            <text:p>-6</text:p>
          </table:table-cell>
          <table:table-cell table:style-name="ce40" table:formula="of:=RANDBETWEEN(6;11)" office:value-type="float" office:value="8" calcext:value-type="float">
            <text:p>8</text:p>
          </table:table-cell>
          <table:table-cell table:style-name="ce40" table:formula="of:=RANDBETWEEN(1;11)" office:value-type="float" office:value="7" calcext:value-type="float">
            <text:p>7</text:p>
          </table:table-cell>
          <table:table-cell table:style-name="ce40" table:formula="of:=RANDBETWEEN(1;5)" office:value-type="float" office:value="5" calcext:value-type="float">
            <text:p>5</text:p>
          </table:table-cell>
          <table:table-cell table:number-columns-repeated="12"/>
          <table:table-cell table:style-name="ce40" table:formula="of:=[.C56]*([.D56]-[.B56])-[.B56]*([.E56]-[.C56])" office:value-type="float" office:value="52" calcext:value-type="float">
            <text:p>52</text:p>
          </table:table-cell>
          <table:table-cell table:style-name="ce40" table:formula="of:=[.D56]-[.B56]" office:value-type="float" office:value="14" calcext:value-type="float">
            <text:p>14</text:p>
          </table:table-cell>
          <table:table-cell table:style-name="ce82" table:formula="of:=GCD(ABS([.R57]);ABS([.S57]))" office:value-type="float" office:value="2" calcext:value-type="float">
            <text:p>2</text:p>
          </table:table-cell>
          <table:table-cell table:style-name="ce82" table:formula="of:=[.R57]/[.T57]" office:value-type="float" office:value="26" calcext:value-type="float">
            <text:p>26</text:p>
          </table:table-cell>
          <table:table-cell table:style-name="ce82" table:formula="of:=[.S57]/[.T57]" office:value-type="float" office:value="7" calcext:value-type="float">
            <text:p>7</text:p>
          </table:table-cell>
          <table:table-cell table:style-name="ce91" table:formula="of:=[.U57]/[.V57]" office:value-type="float" office:value="3.71428571428571" calcext:value-type="float">
            <text:p>26/7 </text:p>
          </table:table-cell>
          <table:table-cell table:style-name="ce91" table:formula="of:=IF([.U57]=0;&quot;0&quot;;(IF([.U57]=[.V57];&quot;1&quot;;(IF([.U57]=-[.V57];&quot;-1&quot;;IF([.V57]=1;TEXT([.U57];10);[.W57]))))))" office:value-type="float" office:value="3.71428571428571" calcext:value-type="float">
            <text:p>26/7 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4"/>
          <table:table-cell table:number-columns-repeated="12"/>
          <table:table-cell table:style-name="ce40" table:formula="of:=[.C57]*([.D57]-[.B57])-[.B57]*([.E57]-[.C57])" office:value-type="float" office:value="86" calcext:value-type="float">
            <text:p>86</text:p>
          </table:table-cell>
          <table:table-cell table:style-name="ce40" table:formula="of:=[.D57]-[.B57]" office:value-type="float" office:value="13" calcext:value-type="float">
            <text:p>13</text:p>
          </table:table-cell>
          <table:table-cell table:style-name="ce82" table:formula="of:=GCD(ABS([.R58]);ABS([.S58]))" office:value-type="float" office:value="1" calcext:value-type="float">
            <text:p>1</text:p>
          </table:table-cell>
          <table:table-cell table:style-name="ce82" table:formula="of:=[.R58]/[.T58]" office:value-type="float" office:value="86" calcext:value-type="float">
            <text:p>86</text:p>
          </table:table-cell>
          <table:table-cell table:style-name="ce82" table:formula="of:=[.S58]/[.T58]" office:value-type="float" office:value="13" calcext:value-type="float">
            <text:p>13</text:p>
          </table:table-cell>
          <table:table-cell table:style-name="ce91" table:formula="of:=[.U58]/[.V58]" office:value-type="float" office:value="6.61538461538462" calcext:value-type="float">
            <text:p>86/13</text:p>
          </table:table-cell>
          <table:table-cell table:style-name="ce91" table:formula="of:=IF([.U58]=0;&quot;0&quot;;(IF([.U58]=[.V58];&quot;1&quot;;(IF([.U58]=-[.V58];&quot;-1&quot;;IF([.V58]=1;TEXT([.U58];10);[.W58]))))))" office:value-type="float" office:value="6.61538461538462" calcext:value-type="float">
            <text:p>86/13</text:p>
          </table:table-cell>
          <table:table-cell table:number-columns-repeated="100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20:08:38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6T20:09:26.273000000</dc:date>
    <meta:editing-duration>P1DT16H2M34S</meta:editing-duration>
    <meta:editing-cycles>401</meta:editing-cycles>
    <meta:generator>LibreOffice/6.0.6.2$Windows_X86_64 LibreOffice_project/0c292870b25a325b5ed35f6b45599d2ea4458e77</meta:generator>
    <meta:document-statistic meta:table-count="5" meta:cell-count="91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7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8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9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0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4x+11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43">
                <text:p>-43</text:p>
                <draw:g>
                  <svg:desc>Données.O16:Données.P16</svg:desc>
                </draw:g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Données.M17:Données.N17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11">
                <text:p>-11</text:p>
                <draw:g>
                  <svg:desc>Données.O17:Données.P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15">
                <text:p>-15</text:p>
                <draw:g>
                  <svg:desc>Données.O18:Données.P18</svg:desc>
                </draw:g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48">
                <text:p>48</text:p>
                <draw:g>
                  <svg:desc>Données.O19:Données.P19</svg:desc>
                </draw:g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33">
                <text:p>-33</text:p>
                <draw:g>
                  <svg:desc>Données.O20:Données.P20</svg:desc>
                </draw:g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loext:label-stroke-color="#3465a4" chart:link-data-style-to-source="true" chart:label-position="top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8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7" chart:values-cell-range-address="Données.O4:Données.P4" chart:label-cell-address="'Niveau 1'.A4:'Niveau 1'.A4" chart:class="chart:scatter">
            <chart:domain table:cell-range-address="Données.M4:Données.N4"/>
            <chart:data-point chart:style-name="ch8"/>
            <chart:data-point/>
          </chart:series>
          <chart:series chart:style-name="ch9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0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1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1</text:p>
                <draw:g>
                  <svg:desc>Données.I4:Données.I12</svg:desc>
                </draw:g>
              </table:table-cell>
              <table:table-cell office:value-type="string">
                <text:p>y=-2x-1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-37">
                <text:p>-37</text:p>
                <draw:g>
                  <svg:desc>Données.O3:Données.P3</svg:desc>
                </draw:g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-1">
                <text:p>-1</text:p>
                <draw:g>
                  <svg:desc>Données.O4:Données.P4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21">
                <text:p>21</text:p>
                <draw:g>
                  <svg:desc>Données.O5:Données.P5</svg:desc>
                </draw:g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30">
                <text:p>-30</text:p>
                <draw:g>
                  <svg:desc>Données.O6:Données.P6</svg:desc>
                </draw:g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Données.M7:Données.N7</svg:desc>
                </draw:g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11">
                <text:p>-11</text:p>
                <draw:g>
                  <svg:desc>Données.O7:Données.P7</svg:desc>
                </draw:g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7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8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9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0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4x+11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7.5">
                <text:p>-7.5</text:p>
                <draw:g>
                  <svg:desc>Données.O32:Données.P32</svg:desc>
                </draw:g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13">
                <text:p>13</text:p>
                <draw:g>
                  <svg:desc>Données.O33:Données.P33</svg:desc>
                </draw:g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5.3">
                <text:p>15.3</text:p>
                <draw:g>
                  <svg:desc>Données.O34:Données.P34</svg:desc>
                </draw:g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9.75">
                <text:p>-9.75</text:p>
                <draw:g>
                  <svg:desc>Données.O35:Données.P35</svg:desc>
                </draw:g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0">
                <text:p>0</text:p>
                <draw:g>
                  <svg:desc>Données.O36:Données.P36</svg:desc>
                </draw:g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